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Справочникнаселённыхпунктов" style:family="table">
      <style:table-properties style:width="17.013cm" fo:margin-left="0cm" table:align="left"/>
    </style:style>
    <style:style style:name="Справочникнаселённыхпунктов.A" style:family="table-column">
      <style:table-column-properties style:column-width="1.289cm"/>
    </style:style>
    <style:style style:name="Справочникнаселённыхпунктов.B" style:family="table-column">
      <style:table-column-properties style:column-width="3.972cm"/>
    </style:style>
    <style:style style:name="Справочникнаселённыхпунктов.C" style:family="table-column">
      <style:table-column-properties style:column-width="3.648cm"/>
    </style:style>
    <style:style style:name="Справочникнаселённыхпунктов.D" style:family="table-column">
      <style:table-column-properties style:column-width="4.053cm"/>
    </style:style>
    <style:style style:name="Справочникнаселённыхпунктов.E" style:family="table-column">
      <style:table-column-properties style:column-width="4.05cm"/>
    </style:style>
    <style:style style:name="Справочникнаселённыхпунк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населённыхпунктов.E1" style:family="table-cell">
      <style:table-cell-properties fo:padding="0.097cm" fo:border="0.05pt solid #000000"/>
    </style:style>
    <style:style style:name="Справочникнаселённыхпунк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населённыхпунктов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4*"/>
    </style:style>
    <style:style style:name="Таблица2.D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7.41cm"/>
    </style:style>
    <style:style style:name="Таблица1.C" style:family="table-column">
      <style:table-column-properties style:column-width="7.40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маршрутов" style:family="table">
      <style:table-properties style:width="17.013cm" fo:margin-left="0cm" table:align="left"/>
    </style:style>
    <style:style style:name="Справочникмаршрутов.A" style:family="table-column">
      <style:table-column-properties style:column-width="1.076cm"/>
    </style:style>
    <style:style style:name="Справочникмаршрутов.B" style:family="table-column">
      <style:table-column-properties style:column-width="2.05cm"/>
    </style:style>
    <style:style style:name="Справочникмаршрутов.C" style:family="table-column">
      <style:table-column-properties style:column-width="2.641cm"/>
    </style:style>
    <style:style style:name="Справочникмаршрутов.D" style:family="table-column">
      <style:table-column-properties style:column-width="3.053cm"/>
    </style:style>
    <style:style style:name="Справочникмаршрутов.E" style:family="table-column">
      <style:table-column-properties style:column-width="2.731cm"/>
    </style:style>
    <style:style style:name="Справочникмаршрутов.F" style:family="table-column">
      <style:table-column-properties style:column-width="2.732cm"/>
    </style:style>
    <style:style style:name="Справочникмаршрутов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маршрутов.G1" style:family="table-cell">
      <style:table-cell-properties fo:padding="0.097cm" fo:border="0.05pt solid #000000"/>
    </style:style>
    <style:style style:name="Справочникмаршрутов.2" style:family="table-row">
      <style:table-row-properties style:min-row-height="1.238cm"/>
    </style:style>
    <style:style style:name="Справочникмаршрутов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маршрутов.G2" style:family="table-cell">
      <style:table-cell-properties fo:padding="0.097cm" fo:border-left="0.05pt solid #000000" fo:border-right="0.05pt solid #000000" fo:border-top="none" fo:border-bottom="0.05pt solid #000000"/>
    </style:style>
    <style:style style:name="Справочникрасписаниемаршрута" style:family="table">
      <style:table-properties style:width="17.013cm" fo:margin-left="0cm" table:align="left"/>
    </style:style>
    <style:style style:name="Справочникрасписаниемаршрута.A" style:family="table-column">
      <style:table-column-properties style:column-width="0.792cm"/>
    </style:style>
    <style:style style:name="Справочникрасписаниемаршрута.B" style:family="table-column">
      <style:table-column-properties style:column-width="3.022cm"/>
    </style:style>
    <style:style style:name="Справочникрасписаниемаршрута.C" style:family="table-column">
      <style:table-column-properties style:column-width="3.3cm"/>
    </style:style>
    <style:style style:name="Справочникрасписаниемаршрута.F" style:family="table-column">
      <style:table-column-properties style:column-width="3.298cm"/>
    </style:style>
    <style:style style:name="Справочникрасписаниемаршрута.A1" style:family="table-cell">
      <style:table-cell-properties fo:padding="0.097cm" fo:border-left="0.05pt solid #000000" fo:border-right="none" fo:border-top="0.05pt solid #000000" fo:border-bottom="0.05pt solid #000000"/>
    </style:style>
    <style:style style:name="Справочникрасписаниемаршрута.D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Справочникрасписаниемаршрута.F1" style:family="table-cell">
      <style:table-cell-properties fo:background-color="transparent" fo:padding="0.097cm" fo:border="0.05pt solid #000000">
        <style:background-image/>
      </style:table-cell-properties>
    </style:style>
    <style:style style:name="Справочникрасписаниемаршрута.A2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B2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C2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D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Справочникрасписаниемаршрута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Справочникрасписаниемаршрута.3" style:family="table-row">
      <style:table-row-properties style:min-row-height="0.757cm"/>
    </style:style>
    <style:style style:name="Справочникрасписаниемаршрута.A3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B3" style:family="table-cell">
      <style:table-cell-properties fo:padding="0.097cm" fo:border-left="0.05pt solid #000000" fo:border-right="none" fo:border-top="none" fo:border-bottom="0.05pt solid #000000"/>
    </style:style>
    <style:style style:name="Справочникрасписаниемаршрута.C3" style:family="table-cell">
      <style:table-cell-properties fo:padding="0.097cm" fo:border-left="0.05pt solid #000000" fo:border-right="none" fo:border-top="none" fo:border-bottom="0.05pt solid #000000"/>
    </style:style>
    <style:style style:name="Путьмаршрута" style:family="table">
      <style:table-properties style:width="17.013cm" fo:margin-left="0cm" table:align="left"/>
    </style:style>
    <style:style style:name="Путьмаршрута.A" style:family="table-column">
      <style:table-column-properties style:column-width="1.402cm"/>
    </style:style>
    <style:style style:name="Путьмаршрута.B" style:family="table-column">
      <style:table-column-properties style:column-width="5.106cm"/>
    </style:style>
    <style:style style:name="Путьмаршрута.C" style:family="table-column">
      <style:table-column-properties style:column-width="3.69cm"/>
    </style:style>
    <style:style style:name="Путьмаршрута.D" style:family="table-column">
      <style:table-column-properties style:column-width="3.401cm"/>
    </style:style>
    <style:style style:name="Путьмаршрута.E" style:family="table-column">
      <style:table-column-properties style:column-width="3.413cm"/>
    </style:style>
    <style:style style:name="Путьмаршрута.A1" style:family="table-cell">
      <style:table-cell-properties fo:padding="0.097cm" fo:border-left="0.05pt solid #000000" fo:border-right="none" fo:border-top="0.05pt solid #000000" fo:border-bottom="0.05pt solid #000000"/>
    </style:style>
    <style:style style:name="Путьмаршрута.E1" style:family="table-cell">
      <style:table-cell-properties fo:padding="0.097cm" fo:border="0.05pt solid #000000"/>
    </style:style>
    <style:style style:name="Путьмаршрута.A2" style:family="table-cell">
      <style:table-cell-properties fo:padding="0.097cm" fo:border-left="0.05pt solid #000000" fo:border-right="none" fo:border-top="none" fo:border-bottom="0.05pt solid #000000"/>
    </style:style>
    <style:style style:name="Путьмаршрута.E2" style:family="table-cell">
      <style:table-cell-properties fo:padding="0.097cm" fo:border-left="0.05pt solid #000000" fo:border-right="0.05pt solid #000000" fo:border-top="none" fo:border-bottom="0.05pt solid #000000"/>
    </style:style>
    <style:style style:name="Путь" style:family="table">
      <style:table-properties style:width="17.013cm" fo:margin-left="0cm" table:align="left"/>
    </style:style>
    <style:style style:name="Путь.A" style:family="table-column">
      <style:table-column-properties style:column-width="1.402cm"/>
    </style:style>
    <style:style style:name="Путь.B" style:family="table-column">
      <style:table-column-properties style:column-width="5.398cm"/>
    </style:style>
    <style:style style:name="Путь.C" style:family="table-column">
      <style:table-column-properties style:column-width="3.399cm"/>
    </style:style>
    <style:style style:name="Путь.D" style:family="table-column">
      <style:table-column-properties style:column-width="3.401cm"/>
    </style:style>
    <style:style style:name="Путь.E" style:family="table-column">
      <style:table-column-properties style:column-width="3.413cm"/>
    </style:style>
    <style:style style:name="Путь.A1" style:family="table-cell">
      <style:table-cell-properties fo:padding="0.097cm" fo:border-left="0.05pt solid #000000" fo:border-right="none" fo:border-top="0.05pt solid #000000" fo:border-bottom="0.05pt solid #000000"/>
    </style:style>
    <style:style style:name="Путь.E1" style:family="table-cell">
      <style:table-cell-properties fo:padding="0.097cm" fo:border="0.05pt solid #000000"/>
    </style:style>
    <style:style style:name="Путь.A2" style:family="table-cell">
      <style:table-cell-properties fo:padding="0.097cm" fo:border-left="0.05pt solid #000000" fo:border-right="none" fo:border-top="none" fo:border-bottom="0.05pt solid #000000"/>
    </style:style>
    <style:style style:name="Путь.E2" style:family="table-cell">
      <style:table-cell-properties fo:padding="0.097cm" fo:border-left="0.05pt solid #000000" fo:border-right="0.05pt solid #000000" fo:border-top="none" fo:border-bottom="0.05pt solid #000000"/>
    </style:style>
    <style:style style:name="ОписаниеАтрибутовСущностей" style:family="table">
      <style:table-properties style:width="17cm" table:align="margins"/>
    </style:style>
    <style:style style:name="ОписаниеАтрибутовСущностей.A" style:family="table-column">
      <style:table-column-properties style:column-width="5.666cm" style:rel-column-width="3212*"/>
    </style:style>
    <style:style style:name="ОписаниеАтрибутовСущностей.B" style:family="table-column">
      <style:table-column-properties style:column-width="8.035cm" style:rel-column-width="4555*"/>
    </style:style>
    <style:style style:name="ОписаниеАтрибутовСущностей.C" style:family="table-column">
      <style:table-column-properties style:column-width="3.3cm" style:rel-column-width="1871*"/>
    </style:style>
    <style:style style:name="ОписаниеАтрибутовСущностей.A1" style:family="table-cell">
      <style:table-cell-properties fo:padding="0.097cm" fo:border-left="0.05pt solid #000000" fo:border-right="none" fo:border-top="0.05pt solid #000000" fo:border-bottom="0.05pt solid #000000"/>
    </style:style>
    <style:style style:name="ОписаниеАтрибутовСущностей.C1" style:family="table-cell">
      <style:table-cell-properties fo:padding="0.097cm" fo:border="0.05pt solid #000000"/>
    </style:style>
    <style:style style:name="ОписаниеАтрибутовСущностей.A2" style:family="table-cell">
      <style:table-cell-properties fo:padding="0.097cm" fo:border-left="0.05pt solid #000000" fo:border-right="none" fo:border-top="none" fo:border-bottom="0.05pt solid #000000"/>
    </style:style>
    <style:style style:name="ОписаниеАтрибутовСущностей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/>
      <style:text-properties officeooo:rsid="00109e2d" officeooo:paragraph-rsid="00109e2d"/>
    </style:style>
    <style:style style:name="P2" style:family="paragraph" style:parent-style-name="Standard">
      <style:paragraph-properties fo:line-height="120%"/>
      <style:text-properties officeooo:rsid="000e2572" officeooo:paragraph-rsid="000e2572"/>
    </style:style>
    <style:style style:name="P3" style:family="paragraph" style:parent-style-name="Standard">
      <style:paragraph-properties fo:line-height="120%"/>
      <style:text-properties officeooo:rsid="00131462" officeooo:paragraph-rsid="00131462"/>
    </style:style>
    <style:style style:name="P4" style:family="paragraph" style:parent-style-name="Standard">
      <style:paragraph-properties fo:line-height="120%"/>
      <style:text-properties officeooo:rsid="00154ee0" officeooo:paragraph-rsid="00154ee0"/>
    </style:style>
    <style:style style:name="P5" style:family="paragraph" style:parent-style-name="Standard">
      <style:paragraph-properties fo:line-height="120%"/>
      <style:text-properties fo:language="ru" fo:country="RU" officeooo:rsid="001b0932" officeooo:paragraph-rsid="001b0932"/>
    </style:style>
    <style:style style:name="P6" style:family="paragraph" style:parent-style-name="Standard">
      <style:paragraph-properties fo:line-height="120%"/>
      <style:text-properties fo:language="ru" fo:country="RU" officeooo:rsid="00249ebf" officeooo:paragraph-rsid="00249ebf"/>
    </style:style>
    <style:style style:name="P7" style:family="paragraph" style:parent-style-name="Standard">
      <style:paragraph-properties fo:line-height="120%"/>
      <style:text-properties fo:language="ru" fo:country="RU" officeooo:rsid="00269998" officeooo:paragraph-rsid="00269998"/>
    </style:style>
    <style:style style:name="P8" style:family="paragraph" style:parent-style-name="Standard">
      <style:paragraph-properties fo:line-height="120%"/>
      <style:text-properties fo:language="ru" fo:country="RU" officeooo:rsid="00269998" officeooo:paragraph-rsid="005ee3bc"/>
    </style:style>
    <style:style style:name="P9" style:family="paragraph" style:parent-style-name="Standard">
      <style:paragraph-properties fo:line-height="120%"/>
      <style:text-properties fo:language="ru" fo:country="RU" officeooo:rsid="002c107d" officeooo:paragraph-rsid="005ee3bc"/>
    </style:style>
    <style:style style:name="P10" style:family="paragraph" style:parent-style-name="Standard">
      <style:paragraph-properties fo:line-height="120%"/>
      <style:text-properties fo:language="ru" fo:country="RU" officeooo:rsid="002e3412" officeooo:paragraph-rsid="002e3412"/>
    </style:style>
    <style:style style:name="P11" style:family="paragraph" style:parent-style-name="Standard">
      <style:paragraph-properties fo:line-height="120%"/>
      <style:text-properties fo:language="ru" fo:country="RU" officeooo:rsid="0042c5cf" officeooo:paragraph-rsid="0042c5cf"/>
    </style:style>
    <style:style style:name="P12" style:family="paragraph" style:parent-style-name="Standard">
      <style:paragraph-properties fo:line-height="120%"/>
      <style:text-properties fo:language="ru" fo:country="RU" officeooo:rsid="0060973c" officeooo:paragraph-rsid="0060973c"/>
    </style:style>
    <style:style style:name="P13" style:family="paragraph" style:parent-style-name="Standard">
      <style:paragraph-properties fo:line-height="120%"/>
      <style:text-properties fo:language="ru" fo:country="RU" officeooo:rsid="007122bb" officeooo:paragraph-rsid="007122bb"/>
    </style:style>
    <style:style style:name="P14" style:family="paragraph" style:parent-style-name="Standard">
      <style:paragraph-properties fo:line-height="120%"/>
      <style:text-properties fo:language="ru" fo:country="RU" officeooo:rsid="00822ebf" officeooo:paragraph-rsid="00822ebf"/>
    </style:style>
    <style:style style:name="P15" style:family="paragraph" style:parent-style-name="Standard">
      <style:paragraph-properties fo:line-height="120%"/>
      <style:text-properties fo:language="ru" fo:country="RU" officeooo:rsid="009e011f" officeooo:paragraph-rsid="009e011f"/>
    </style:style>
    <style:style style:name="P16" style:family="paragraph" style:parent-style-name="Standard">
      <style:paragraph-properties fo:line-height="120%"/>
      <style:text-properties fo:language="ru" fo:country="RU" officeooo:rsid="00a0544b" officeooo:paragraph-rsid="00a0544b"/>
    </style:style>
    <style:style style:name="P17" style:family="paragraph" style:parent-style-name="Standard">
      <style:paragraph-properties fo:line-height="120%"/>
      <style:text-properties fo:language="ru" fo:country="RU" officeooo:rsid="00a6fb99" officeooo:paragraph-rsid="00a6fb99"/>
    </style:style>
    <style:style style:name="P18" style:family="paragraph" style:parent-style-name="Standard">
      <style:paragraph-properties fo:line-height="120%"/>
      <style:text-properties fo:language="ru" fo:country="RU" officeooo:rsid="00aaf7fe" officeooo:paragraph-rsid="00aaf7fe"/>
    </style:style>
    <style:style style:name="P19" style:family="paragraph" style:parent-style-name="Standard">
      <style:paragraph-properties fo:line-height="120%"/>
      <style:text-properties fo:language="ru" fo:country="RU" officeooo:rsid="00c6e4d5" officeooo:paragraph-rsid="00c6e4d5"/>
    </style:style>
    <style:style style:name="P20" style:family="paragraph" style:parent-style-name="Standard">
      <style:paragraph-properties fo:line-height="120%"/>
      <style:text-properties fo:language="ru" fo:country="RU" officeooo:rsid="00cea979" officeooo:paragraph-rsid="00cea979"/>
    </style:style>
    <style:style style:name="P21" style:family="paragraph" style:parent-style-name="Standard">
      <style:paragraph-properties fo:line-height="120%"/>
      <style:text-properties fo:language="ru" fo:country="RU" officeooo:rsid="00d2233c" officeooo:paragraph-rsid="00d2233c"/>
    </style:style>
    <style:style style:name="P22" style:family="paragraph" style:parent-style-name="Standard">
      <style:paragraph-properties fo:line-height="120%"/>
      <style:text-properties fo:language="ru" fo:country="RU" officeooo:rsid="00d9dfac" officeooo:paragraph-rsid="00daab93"/>
    </style:style>
    <style:style style:name="P23" style:family="paragraph" style:parent-style-name="Standard">
      <style:paragraph-properties fo:line-height="120%"/>
      <style:text-properties fo:language="ru" fo:country="RU" officeooo:rsid="00e345b4" officeooo:paragraph-rsid="00daab93"/>
    </style:style>
    <style:style style:name="P24" style:family="paragraph" style:parent-style-name="Standard">
      <style:paragraph-properties fo:line-height="120%"/>
      <style:text-properties fo:language="ru" fo:country="RU" officeooo:rsid="00e4ed74" officeooo:paragraph-rsid="00e4ed74"/>
    </style:style>
    <style:style style:name="P25" style:family="paragraph" style:parent-style-name="Standard">
      <style:paragraph-properties fo:line-height="120%"/>
      <style:text-properties officeooo:rsid="000ebb13" officeooo:paragraph-rsid="000ebb13"/>
    </style:style>
    <style:style style:name="P26" style:family="paragraph" style:parent-style-name="Table_20_Contents">
      <style:text-properties officeooo:rsid="0026f90e" officeooo:paragraph-rsid="0026f90e"/>
    </style:style>
    <style:style style:name="P27" style:family="paragraph" style:parent-style-name="Table_20_Contents">
      <style:text-properties officeooo:rsid="00285e29" officeooo:paragraph-rsid="00285e29"/>
    </style:style>
    <style:style style:name="P28" style:family="paragraph" style:parent-style-name="Table_20_Contents">
      <style:text-properties officeooo:rsid="00285e29" officeooo:paragraph-rsid="0028987a"/>
    </style:style>
    <style:style style:name="P29" style:family="paragraph" style:parent-style-name="Table_20_Contents">
      <style:text-properties officeooo:rsid="002c9e7a" officeooo:paragraph-rsid="005ee3bc"/>
    </style:style>
    <style:style style:name="P30" style:family="paragraph" style:parent-style-name="Table_20_Contents">
      <style:text-properties officeooo:rsid="00301f26" officeooo:paragraph-rsid="00301f26"/>
    </style:style>
    <style:style style:name="P31" style:family="paragraph" style:parent-style-name="Table_20_Contents">
      <style:text-properties officeooo:rsid="0034c8b7" officeooo:paragraph-rsid="0034c8b7"/>
    </style:style>
    <style:style style:name="P32" style:family="paragraph" style:parent-style-name="Table_20_Contents">
      <style:text-properties officeooo:rsid="00379e26" officeooo:paragraph-rsid="00379e26"/>
    </style:style>
    <style:style style:name="P33" style:family="paragraph" style:parent-style-name="Table_20_Contents">
      <style:text-properties officeooo:rsid="00399c07" officeooo:paragraph-rsid="00399c07"/>
    </style:style>
    <style:style style:name="P34" style:family="paragraph" style:parent-style-name="Table_20_Contents">
      <style:text-properties officeooo:rsid="00399d8e" officeooo:paragraph-rsid="00399d8e"/>
    </style:style>
    <style:style style:name="P35" style:family="paragraph" style:parent-style-name="Table_20_Contents">
      <style:text-properties officeooo:rsid="003bc837" officeooo:paragraph-rsid="003bc837"/>
    </style:style>
    <style:style style:name="P36" style:family="paragraph" style:parent-style-name="Table_20_Contents">
      <style:text-properties officeooo:rsid="003d98dc" officeooo:paragraph-rsid="003d98dc"/>
    </style:style>
    <style:style style:name="P37" style:family="paragraph" style:parent-style-name="Table_20_Contents">
      <style:text-properties officeooo:rsid="003f6314" officeooo:paragraph-rsid="003f6314"/>
    </style:style>
    <style:style style:name="P38" style:family="paragraph" style:parent-style-name="Table_20_Contents">
      <style:text-properties officeooo:rsid="0040c780" officeooo:paragraph-rsid="0040c780"/>
    </style:style>
    <style:style style:name="P39" style:family="paragraph" style:parent-style-name="Table_20_Contents">
      <style:text-properties officeooo:rsid="0041c1d7" officeooo:paragraph-rsid="005a7a68"/>
    </style:style>
    <style:style style:name="P40" style:family="paragraph" style:parent-style-name="Table_20_Contents">
      <style:text-properties officeooo:rsid="00462c65" officeooo:paragraph-rsid="00462c65"/>
    </style:style>
    <style:style style:name="P41" style:family="paragraph" style:parent-style-name="Table_20_Contents">
      <style:text-properties officeooo:rsid="00467e3a" officeooo:paragraph-rsid="00467e3a"/>
    </style:style>
    <style:style style:name="P42" style:family="paragraph" style:parent-style-name="Table_20_Contents">
      <style:text-properties officeooo:rsid="0047990b" officeooo:paragraph-rsid="0047990b"/>
    </style:style>
    <style:style style:name="P43" style:family="paragraph" style:parent-style-name="Table_20_Contents">
      <style:text-properties officeooo:rsid="00496caa" officeooo:paragraph-rsid="00496caa"/>
    </style:style>
    <style:style style:name="P44" style:family="paragraph" style:parent-style-name="Table_20_Contents">
      <style:text-properties officeooo:rsid="004cb005" officeooo:paragraph-rsid="004cb005"/>
    </style:style>
    <style:style style:name="P45" style:family="paragraph" style:parent-style-name="Table_20_Contents">
      <style:text-properties officeooo:rsid="004d02d3" officeooo:paragraph-rsid="004d02d3"/>
    </style:style>
    <style:style style:name="P46" style:family="paragraph" style:parent-style-name="Table_20_Contents">
      <style:text-properties officeooo:rsid="005121a6" officeooo:paragraph-rsid="005121a6"/>
    </style:style>
    <style:style style:name="P47" style:family="paragraph" style:parent-style-name="Table_20_Contents">
      <style:text-properties officeooo:rsid="005488e4" officeooo:paragraph-rsid="005ee3bc"/>
    </style:style>
    <style:style style:name="P48" style:family="paragraph" style:parent-style-name="Table_20_Contents">
      <style:text-properties officeooo:rsid="00564536" officeooo:paragraph-rsid="005ee3bc"/>
    </style:style>
    <style:style style:name="P49" style:family="paragraph" style:parent-style-name="Table_20_Contents">
      <style:text-properties officeooo:rsid="005809c8" officeooo:paragraph-rsid="005ee3bc"/>
    </style:style>
    <style:style style:name="P50" style:family="paragraph" style:parent-style-name="Table_20_Contents">
      <style:text-properties officeooo:rsid="0059270f" officeooo:paragraph-rsid="005ee3bc"/>
    </style:style>
    <style:style style:name="P51" style:family="paragraph" style:parent-style-name="Table_20_Contents">
      <style:text-properties officeooo:rsid="0059747a" officeooo:paragraph-rsid="005ee3bc"/>
    </style:style>
    <style:style style:name="P52" style:family="paragraph" style:parent-style-name="Table_20_Contents">
      <style:text-properties officeooo:rsid="00615f6a" officeooo:paragraph-rsid="00615f6a"/>
    </style:style>
    <style:style style:name="P53" style:family="paragraph" style:parent-style-name="Table_20_Contents">
      <style:text-properties officeooo:rsid="0063dc2d" officeooo:paragraph-rsid="0063dc2d"/>
    </style:style>
    <style:style style:name="P54" style:family="paragraph" style:parent-style-name="Table_20_Contents">
      <style:text-properties officeooo:rsid="00652a01" officeooo:paragraph-rsid="00652a01"/>
    </style:style>
    <style:style style:name="P55" style:family="paragraph" style:parent-style-name="Table_20_Contents">
      <style:text-properties officeooo:rsid="0067a7ff" officeooo:paragraph-rsid="0067a7ff"/>
    </style:style>
    <style:style style:name="P56" style:family="paragraph" style:parent-style-name="Table_20_Contents">
      <style:text-properties officeooo:rsid="00684122" officeooo:paragraph-rsid="0068fbea"/>
    </style:style>
    <style:style style:name="P57" style:family="paragraph" style:parent-style-name="Table_20_Contents">
      <style:text-properties officeooo:rsid="006f096b" officeooo:paragraph-rsid="006f096b"/>
    </style:style>
    <style:style style:name="P58" style:family="paragraph" style:parent-style-name="Table_20_Contents">
      <style:text-properties officeooo:rsid="002944e6" officeooo:paragraph-rsid="007f2613"/>
    </style:style>
    <style:style style:name="P59" style:family="paragraph" style:parent-style-name="Table_20_Contents">
      <style:text-properties officeooo:rsid="007a89c6" officeooo:paragraph-rsid="007a89c6"/>
    </style:style>
    <style:style style:name="P60" style:family="paragraph" style:parent-style-name="Table_20_Contents">
      <style:text-properties officeooo:rsid="007ab102" officeooo:paragraph-rsid="007ab102"/>
    </style:style>
    <style:style style:name="P61" style:family="paragraph" style:parent-style-name="Table_20_Contents">
      <style:text-properties officeooo:rsid="007fcd13" officeooo:paragraph-rsid="007fcd13"/>
    </style:style>
    <style:style style:name="P62" style:family="paragraph" style:parent-style-name="Table_20_Contents">
      <style:text-properties officeooo:rsid="0083c124" officeooo:paragraph-rsid="0083c124"/>
    </style:style>
    <style:style style:name="P63" style:family="paragraph" style:parent-style-name="Table_20_Contents">
      <style:text-properties officeooo:rsid="00854c9d" officeooo:paragraph-rsid="00854c9d"/>
    </style:style>
    <style:style style:name="P64" style:family="paragraph" style:parent-style-name="Table_20_Contents">
      <style:text-properties officeooo:rsid="00866b8d" officeooo:paragraph-rsid="00866b8d"/>
    </style:style>
    <style:style style:name="P65" style:family="paragraph" style:parent-style-name="Table_20_Contents">
      <style:text-properties officeooo:rsid="00886951" officeooo:paragraph-rsid="00886951"/>
    </style:style>
    <style:style style:name="P66" style:family="paragraph" style:parent-style-name="Table_20_Contents">
      <style:text-properties officeooo:rsid="008bd12d" officeooo:paragraph-rsid="008bd12d"/>
    </style:style>
    <style:style style:name="P67" style:family="paragraph" style:parent-style-name="Table_20_Contents">
      <style:text-properties officeooo:rsid="008d61f4" officeooo:paragraph-rsid="008d61f4"/>
    </style:style>
    <style:style style:name="P68" style:family="paragraph" style:parent-style-name="Table_20_Contents">
      <style:text-properties officeooo:rsid="008e95a0" officeooo:paragraph-rsid="008e95a0"/>
    </style:style>
    <style:style style:name="P69" style:family="paragraph" style:parent-style-name="Table_20_Contents">
      <style:text-properties officeooo:rsid="00901941" officeooo:paragraph-rsid="00901941"/>
    </style:style>
    <style:style style:name="P70" style:family="paragraph" style:parent-style-name="Table_20_Contents">
      <style:text-properties officeooo:rsid="00909fd7" officeooo:paragraph-rsid="00909fd7"/>
    </style:style>
    <style:style style:name="P71" style:family="paragraph" style:parent-style-name="Table_20_Contents">
      <style:text-properties officeooo:rsid="00916d52" officeooo:paragraph-rsid="00916d52"/>
    </style:style>
    <style:style style:name="P72" style:family="paragraph" style:parent-style-name="Table_20_Contents">
      <style:text-properties officeooo:rsid="00921c7d" officeooo:paragraph-rsid="00921c7d"/>
    </style:style>
    <style:style style:name="P73" style:family="paragraph" style:parent-style-name="Table_20_Contents">
      <style:text-properties officeooo:rsid="009406b3" officeooo:paragraph-rsid="009406b3"/>
    </style:style>
    <style:style style:name="P74" style:family="paragraph" style:parent-style-name="Table_20_Contents">
      <style:text-properties officeooo:rsid="0095ab09" officeooo:paragraph-rsid="0095ab09"/>
    </style:style>
    <style:style style:name="P75" style:family="paragraph" style:parent-style-name="Table_20_Contents">
      <style:text-properties officeooo:rsid="009734fd" officeooo:paragraph-rsid="009734fd"/>
    </style:style>
    <style:style style:name="P76" style:family="paragraph" style:parent-style-name="Table_20_Contents">
      <style:text-properties officeooo:rsid="0097def5" officeooo:paragraph-rsid="0097def5"/>
    </style:style>
    <style:style style:name="P77" style:family="paragraph" style:parent-style-name="Table_20_Contents">
      <style:text-properties officeooo:rsid="0098461f" officeooo:paragraph-rsid="0098461f"/>
    </style:style>
    <style:style style:name="P78" style:family="paragraph" style:parent-style-name="Table_20_Contents">
      <style:text-properties officeooo:rsid="009c13c5" officeooo:paragraph-rsid="009c13c5"/>
    </style:style>
    <style:style style:name="P79" style:family="paragraph" style:parent-style-name="Table_20_Contents">
      <style:text-properties officeooo:rsid="009d0f1c" officeooo:paragraph-rsid="009d0f1c"/>
    </style:style>
    <style:style style:name="P80" style:family="paragraph" style:parent-style-name="Table_20_Contents">
      <style:text-properties officeooo:rsid="00b15f54" officeooo:paragraph-rsid="00b15f54"/>
    </style:style>
    <style:style style:name="P81" style:family="paragraph" style:parent-style-name="Table_20_Contents">
      <style:text-properties officeooo:rsid="00b2cd00" officeooo:paragraph-rsid="00b2cd00"/>
    </style:style>
    <style:style style:name="P82" style:family="paragraph" style:parent-style-name="Table_20_Contents">
      <style:text-properties officeooo:rsid="00b9c48c" officeooo:paragraph-rsid="00b9c48c"/>
    </style:style>
    <style:style style:name="P83" style:family="paragraph" style:parent-style-name="Table_20_Contents">
      <style:text-properties officeooo:rsid="00ba10de" officeooo:paragraph-rsid="00ba10de"/>
    </style:style>
    <style:style style:name="P84" style:family="paragraph" style:parent-style-name="Table_20_Contents">
      <style:text-properties officeooo:rsid="00ba10de" officeooo:paragraph-rsid="00c4918f"/>
    </style:style>
    <style:style style:name="P85" style:family="paragraph" style:parent-style-name="Table_20_Contents">
      <style:text-properties officeooo:rsid="00bb72eb" officeooo:paragraph-rsid="00bb72eb"/>
    </style:style>
    <style:style style:name="P86" style:family="paragraph" style:parent-style-name="Table_20_Contents">
      <style:text-properties officeooo:rsid="00bcca8f" officeooo:paragraph-rsid="00bcca8f"/>
    </style:style>
    <style:style style:name="P87" style:family="paragraph" style:parent-style-name="Table_20_Contents">
      <style:text-properties officeooo:rsid="00bea3f0" officeooo:paragraph-rsid="00bea3f0"/>
    </style:style>
    <style:style style:name="P88" style:family="paragraph" style:parent-style-name="Table_20_Contents">
      <style:text-properties officeooo:rsid="00c04c3b" officeooo:paragraph-rsid="00c04c3b"/>
    </style:style>
    <style:style style:name="P89" style:family="paragraph" style:parent-style-name="Table_20_Contents">
      <style:text-properties officeooo:rsid="00c22a0d" officeooo:paragraph-rsid="00c22a0d"/>
    </style:style>
    <style:style style:name="P90" style:family="paragraph" style:parent-style-name="Table_20_Contents">
      <style:text-properties officeooo:rsid="00c2abb9" officeooo:paragraph-rsid="00c2abb9"/>
    </style:style>
    <style:style style:name="P91" style:family="paragraph" style:parent-style-name="Table_20_Contents">
      <style:text-properties officeooo:rsid="00c4c4c4" officeooo:paragraph-rsid="00c4c4c4"/>
    </style:style>
    <style:style style:name="P92" style:family="paragraph" style:parent-style-name="Standard">
      <style:paragraph-properties fo:line-height="120%"/>
      <style:text-properties fo:language="ru" fo:country="RU" officeooo:rsid="007ce5a7" officeooo:paragraph-rsid="007ce5a7"/>
    </style:style>
    <style:style style:name="P93" style:family="paragraph" style:parent-style-name="Standard">
      <style:paragraph-properties fo:line-height="120%"/>
      <style:text-properties fo:language="ru" fo:country="RU" officeooo:rsid="00e23762" officeooo:paragraph-rsid="00e23762"/>
    </style:style>
    <style:style style:name="P94" style:family="paragraph" style:parent-style-name="Standard">
      <style:paragraph-properties fo:line-height="120%"/>
      <style:text-properties fo:language="ru" fo:country="RU" officeooo:rsid="00f1ed84" officeooo:paragraph-rsid="00f1ed84"/>
    </style:style>
    <style:style style:name="P95" style:family="paragraph" style:parent-style-name="Standard">
      <style:paragraph-properties fo:line-height="120%"/>
      <style:text-properties fo:language="ru" fo:country="RU" officeooo:rsid="00fe7825" officeooo:paragraph-rsid="00fe7825"/>
    </style:style>
    <style:style style:name="P96" style:family="paragraph" style:parent-style-name="Standard">
      <style:paragraph-properties fo:line-height="120%"/>
      <style:text-properties fo:language="ru" fo:country="RU" officeooo:rsid="002e3412" officeooo:paragraph-rsid="002e3412"/>
    </style:style>
    <style:style style:name="P97" style:family="paragraph" style:parent-style-name="Standard">
      <style:paragraph-properties fo:line-height="120%"/>
      <style:text-properties fo:language="ru" fo:country="RU" officeooo:rsid="0060973c" officeooo:paragraph-rsid="0060973c"/>
    </style:style>
    <style:style style:name="P98" style:family="paragraph" style:parent-style-name="Standard">
      <style:paragraph-properties fo:line-height="120%"/>
      <style:text-properties fo:language="ru" fo:country="RU" officeooo:rsid="0042c5cf" officeooo:paragraph-rsid="0042c5cf"/>
    </style:style>
    <style:style style:name="P99" style:family="paragraph" style:parent-style-name="Table_20_Contents">
      <style:text-properties fo:language="ru" fo:country="RU" officeooo:rsid="00bf2780" officeooo:paragraph-rsid="00bf2780"/>
    </style:style>
    <style:style style:name="P100" style:family="paragraph" style:parent-style-name="Table_20_Contents">
      <style:text-properties officeooo:rsid="0103f8a0" officeooo:paragraph-rsid="0103f8a0"/>
    </style:style>
    <style:style style:name="P101" style:family="paragraph" style:parent-style-name="Table_20_Contents">
      <style:text-properties officeooo:rsid="01053004" officeooo:paragraph-rsid="01053004"/>
    </style:style>
    <style:style style:name="P102" style:family="paragraph" style:parent-style-name="Table_20_Contents">
      <style:text-properties officeooo:rsid="0106dd84" officeooo:paragraph-rsid="0106dd84"/>
    </style:style>
    <style:style style:name="P103" style:family="paragraph" style:parent-style-name="Table_20_Contents">
      <style:text-properties officeooo:rsid="01090027" officeooo:paragraph-rsid="01090027"/>
    </style:style>
    <style:style style:name="P104" style:family="paragraph" style:parent-style-name="Table_20_Contents">
      <style:text-properties officeooo:rsid="01099ca0" officeooo:paragraph-rsid="01099ca0"/>
    </style:style>
    <style:style style:name="P105" style:family="paragraph" style:parent-style-name="Table_20_Contents">
      <style:text-properties officeooo:rsid="010c8bb3" officeooo:paragraph-rsid="010c8bb3"/>
    </style:style>
    <style:style style:name="P106" style:family="paragraph" style:parent-style-name="Table_20_Contents">
      <style:text-properties officeooo:rsid="010eeebb" officeooo:paragraph-rsid="010eeebb"/>
    </style:style>
    <style:style style:name="P107" style:family="paragraph" style:parent-style-name="Table_20_Contents">
      <style:text-properties officeooo:rsid="010f365e" officeooo:paragraph-rsid="010f365e"/>
    </style:style>
    <style:style style:name="P108" style:family="paragraph" style:parent-style-name="Table_20_Contents">
      <style:text-properties officeooo:rsid="010f515d" officeooo:paragraph-rsid="01188f2e"/>
    </style:style>
    <style:style style:name="P109" style:family="paragraph" style:parent-style-name="Table_20_Contents">
      <style:text-properties officeooo:rsid="01113bf2" officeooo:paragraph-rsid="01113bf2"/>
    </style:style>
    <style:style style:name="P110" style:family="paragraph" style:parent-style-name="Table_20_Contents">
      <style:text-properties officeooo:rsid="0118fe64" officeooo:paragraph-rsid="0118fe64"/>
    </style:style>
    <style:style style:name="P111" style:family="paragraph" style:parent-style-name="Table_20_Contents">
      <style:text-properties officeooo:rsid="01196e77" officeooo:paragraph-rsid="01196e77"/>
    </style:style>
    <style:style style:name="P112" style:family="paragraph" style:parent-style-name="Table_20_Contents">
      <style:text-properties officeooo:rsid="011c3fce" officeooo:paragraph-rsid="011c3fce"/>
    </style:style>
    <style:style style:name="P113" style:family="paragraph" style:parent-style-name="Table_20_Contents">
      <style:text-properties officeooo:rsid="011de563" officeooo:paragraph-rsid="011de563"/>
    </style:style>
    <style:style style:name="P114" style:family="paragraph" style:parent-style-name="Table_20_Contents">
      <style:text-properties officeooo:rsid="011f69b0" officeooo:paragraph-rsid="011f69b0"/>
    </style:style>
    <style:style style:name="P115" style:family="paragraph" style:parent-style-name="Table_20_Contents">
      <style:text-properties officeooo:rsid="0122be39" officeooo:paragraph-rsid="0122be39"/>
    </style:style>
    <style:style style:name="P116" style:family="paragraph" style:parent-style-name="Table_20_Contents">
      <style:text-properties officeooo:rsid="01256792" officeooo:paragraph-rsid="01256792"/>
    </style:style>
    <style:style style:name="P117" style:family="paragraph" style:parent-style-name="Table_20_Contents">
      <style:text-properties officeooo:rsid="01262c37" officeooo:paragraph-rsid="01262c37"/>
    </style:style>
    <style:style style:name="P118" style:family="paragraph" style:parent-style-name="Table_20_Contents">
      <style:text-properties officeooo:rsid="01271033" officeooo:paragraph-rsid="01271033"/>
    </style:style>
    <style:style style:name="P119" style:family="paragraph" style:parent-style-name="Table_20_Contents">
      <style:text-properties officeooo:rsid="012ab586" officeooo:paragraph-rsid="012ab586"/>
    </style:style>
    <style:style style:name="P120" style:family="paragraph" style:parent-style-name="Table_20_Contents">
      <style:text-properties officeooo:rsid="012c1ad3" officeooo:paragraph-rsid="012c1ad3"/>
    </style:style>
    <style:style style:name="P121" style:family="paragraph" style:parent-style-name="Table_20_Contents">
      <style:text-properties officeooo:rsid="012db16d" officeooo:paragraph-rsid="012db16d"/>
    </style:style>
    <style:style style:name="P122" style:family="paragraph" style:parent-style-name="Table_20_Contents">
      <style:text-properties officeooo:rsid="01322422" officeooo:paragraph-rsid="01322422"/>
    </style:style>
    <style:style style:name="P123" style:family="paragraph" style:parent-style-name="Table_20_Contents">
      <style:text-properties officeooo:rsid="01322422" officeooo:paragraph-rsid="0140166c"/>
    </style:style>
    <style:style style:name="P124" style:family="paragraph" style:parent-style-name="Table_20_Contents">
      <style:text-properties officeooo:rsid="0141fd47" officeooo:paragraph-rsid="0141fd47"/>
    </style:style>
    <style:style style:name="P125" style:family="paragraph" style:parent-style-name="Table_20_Contents">
      <style:text-properties officeooo:rsid="01436461" officeooo:paragraph-rsid="01436461"/>
    </style:style>
    <style:style style:name="P126" style:family="paragraph" style:parent-style-name="Table_20_Contents">
      <style:text-properties fo:color="#000000" officeooo:rsid="004cb005" officeooo:paragraph-rsid="004cb005" fo:background-color="#ffffff"/>
    </style:style>
    <style:style style:name="P127" style:family="paragraph" style:parent-style-name="Table_20_Contents">
      <style:text-properties fo:color="#000000" officeooo:rsid="013c511f" officeooo:paragraph-rsid="0147fbcb" fo:background-color="#ffffff"/>
    </style:style>
    <style:style style:name="P128" style:family="paragraph" style:parent-style-name="Table_20_Contents">
      <style:text-properties fo:color="#000000" officeooo:rsid="013c633b" officeooo:paragraph-rsid="01493a01" fo:background-color="#ffffff"/>
    </style:style>
    <style:style style:name="P129" style:family="paragraph" style:parent-style-name="Table_20_Contents">
      <style:text-properties fo:color="#000000" officeooo:rsid="014e6a61" officeooo:paragraph-rsid="014e6a61" fo:background-color="#ffffff"/>
    </style:style>
    <style:style style:name="P130" style:family="paragraph" style:parent-style-name="Table_20_Contents">
      <style:text-properties fo:color="#000000" officeooo:rsid="014f496d" officeooo:paragraph-rsid="014f496d" fo:background-color="#ffffff"/>
    </style:style>
    <style:style style:name="P131" style:family="paragraph" style:parent-style-name="Table_20_Contents">
      <style:text-properties fo:color="#000000" officeooo:rsid="01506129" officeooo:paragraph-rsid="01506129" fo:background-color="#ffffff"/>
    </style:style>
    <style:style style:name="P132" style:family="paragraph" style:parent-style-name="Table_20_Contents">
      <style:text-properties officeooo:rsid="0149e08e" officeooo:paragraph-rsid="0149e08e"/>
    </style:style>
    <style:style style:name="P133" style:family="paragraph" style:parent-style-name="Table_20_Contents">
      <style:text-properties officeooo:rsid="014cd6c0" officeooo:paragraph-rsid="014cd6c0"/>
    </style:style>
    <style:style style:name="P134" style:family="paragraph" style:parent-style-name="Table_20_Contents">
      <style:text-properties officeooo:rsid="0152c5fe" officeooo:paragraph-rsid="0152c5fe"/>
    </style:style>
    <style:style style:name="P135" style:family="paragraph" style:parent-style-name="Table_20_Contents">
      <style:text-properties officeooo:rsid="01578cd6" officeooo:paragraph-rsid="01578cd6"/>
    </style:style>
    <style:style style:name="P136" style:family="paragraph" style:parent-style-name="Table_20_Contents">
      <style:text-properties officeooo:rsid="015857c2" officeooo:paragraph-rsid="015857c2"/>
    </style:style>
    <style:style style:name="P137" style:family="paragraph" style:parent-style-name="Table_20_Contents">
      <style:text-properties officeooo:rsid="015a944e" officeooo:paragraph-rsid="015a944e"/>
    </style:style>
    <style:style style:name="P138" style:family="paragraph" style:parent-style-name="Table_20_Contents">
      <style:text-properties officeooo:rsid="015c5a4c" officeooo:paragraph-rsid="015c5a4c"/>
    </style:style>
    <style:style style:name="P139" style:family="paragraph" style:parent-style-name="Table_20_Contents">
      <style:text-properties officeooo:rsid="015d3cca" officeooo:paragraph-rsid="015d3cca"/>
    </style:style>
    <style:style style:name="P140" style:family="paragraph" style:parent-style-name="Table_20_Contents">
      <style:text-properties officeooo:rsid="01607377" officeooo:paragraph-rsid="01607377"/>
    </style:style>
    <style:style style:name="P141" style:family="paragraph" style:parent-style-name="Table_20_Contents">
      <style:text-properties officeooo:rsid="01608be4" officeooo:paragraph-rsid="01608be4"/>
    </style:style>
    <style:style style:name="P142" style:family="paragraph" style:parent-style-name="Table_20_Contents">
      <style:text-properties officeooo:rsid="01615413" officeooo:paragraph-rsid="01615413"/>
    </style:style>
    <style:style style:name="P143" style:family="paragraph" style:parent-style-name="Table_20_Contents">
      <style:text-properties officeooo:rsid="01615413" officeooo:paragraph-rsid="01619f87"/>
    </style:style>
    <style:style style:name="P144" style:family="paragraph" style:parent-style-name="Table_20_Contents">
      <style:text-properties officeooo:rsid="01615413" officeooo:paragraph-rsid="0162085d"/>
    </style:style>
    <style:style style:name="P145" style:family="paragraph" style:parent-style-name="Table_20_Contents">
      <style:text-properties officeooo:rsid="01615413" officeooo:paragraph-rsid="0163b001"/>
    </style:style>
    <style:style style:name="P146" style:family="paragraph" style:parent-style-name="Table_20_Contents">
      <style:text-properties officeooo:rsid="01615413" officeooo:paragraph-rsid="0164484b"/>
    </style:style>
    <style:style style:name="P147" style:family="paragraph" style:parent-style-name="Table_20_Contents">
      <style:text-properties officeooo:rsid="01615413" officeooo:paragraph-rsid="0167097c"/>
    </style:style>
    <style:style style:name="P148" style:family="paragraph" style:parent-style-name="Table_20_Contents">
      <style:text-properties officeooo:rsid="01615413" officeooo:paragraph-rsid="0168d8bf"/>
    </style:style>
    <style:style style:name="P149" style:family="paragraph" style:parent-style-name="Table_20_Contents">
      <style:text-properties officeooo:rsid="01615413" officeooo:paragraph-rsid="016a7e44"/>
    </style:style>
    <style:style style:name="P150" style:family="paragraph" style:parent-style-name="Table_20_Contents">
      <style:text-properties officeooo:rsid="01615413" officeooo:paragraph-rsid="016b8bc4"/>
    </style:style>
    <style:style style:name="P151" style:family="paragraph" style:parent-style-name="Table_20_Contents">
      <style:text-properties officeooo:rsid="01615413" officeooo:paragraph-rsid="016ee106"/>
    </style:style>
    <style:style style:name="P152" style:family="paragraph" style:parent-style-name="Table_20_Contents">
      <style:text-properties officeooo:rsid="01615413" officeooo:paragraph-rsid="01731e89"/>
    </style:style>
    <style:style style:name="P153" style:family="paragraph" style:parent-style-name="Table_20_Contents">
      <style:text-properties officeooo:rsid="01615413" officeooo:paragraph-rsid="017515cb"/>
    </style:style>
    <style:style style:name="P154" style:family="paragraph" style:parent-style-name="Table_20_Contents">
      <style:text-properties officeooo:rsid="01615413" officeooo:paragraph-rsid="0176d826"/>
    </style:style>
    <style:style style:name="P155" style:family="paragraph" style:parent-style-name="Table_20_Contents">
      <style:text-properties officeooo:rsid="0165c9a1" officeooo:paragraph-rsid="0165c9a1"/>
    </style:style>
    <style:style style:name="P156" style:family="paragraph" style:parent-style-name="Table_20_Contents">
      <style:text-properties officeooo:rsid="016bed54" officeooo:paragraph-rsid="016bed54"/>
    </style:style>
    <style:style style:name="P157" style:family="paragraph" style:parent-style-name="Table_20_Contents">
      <style:text-properties officeooo:rsid="0170c8fa" officeooo:paragraph-rsid="0170c8fa"/>
    </style:style>
    <style:style style:name="P158" style:family="paragraph" style:parent-style-name="Table_20_Contents">
      <style:text-properties officeooo:rsid="01718f0f" officeooo:paragraph-rsid="01718f0f"/>
    </style:style>
    <style:style style:name="P159" style:family="paragraph" style:parent-style-name="Table_20_Contents">
      <style:text-properties officeooo:rsid="0173ce1b" officeooo:paragraph-rsid="0173ce1b"/>
    </style:style>
    <style:style style:name="P160" style:family="paragraph" style:parent-style-name="Table_20_Contents">
      <style:text-properties officeooo:rsid="0176d826" officeooo:paragraph-rsid="0176d826"/>
    </style:style>
    <style:style style:name="P161" style:family="paragraph">
      <style:paragraph-properties fo:margin-left="0cm" fo:margin-right="0cm" fo:margin-top="0cm" fo:margin-bottom="0cm" fo:line-height="100%" fo:text-align="center" fo:text-indent="0cm"/>
    </style:style>
    <style:style style:name="P16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d145"/>
    </style:style>
    <style:style style:name="T2" style:family="text">
      <style:text-properties fo:language="en" fo:country="US" officeooo:rsid="0011d145"/>
    </style:style>
    <style:style style:name="T3" style:family="text">
      <style:text-properties fo:language="en" fo:country="US" officeooo:rsid="0022ad13"/>
    </style:style>
    <style:style style:name="T4" style:family="text">
      <style:text-properties fo:language="en" fo:country="US" officeooo:rsid="005de71f"/>
    </style:style>
    <style:style style:name="T5" style:family="text">
      <style:text-properties fo:language="en" fo:country="US" officeooo:rsid="005e3c3e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1d145"/>
    </style:style>
    <style:style style:name="T8" style:family="text">
      <style:text-properties fo:language="ru" fo:country="RU" officeooo:rsid="00131462"/>
    </style:style>
    <style:style style:name="T9" style:family="text">
      <style:text-properties fo:language="ru" fo:country="RU" officeooo:rsid="005de71f"/>
    </style:style>
    <style:style style:name="T10" style:family="text">
      <style:text-properties officeooo:rsid="001477ac"/>
    </style:style>
    <style:style style:name="T11" style:family="text">
      <style:text-properties officeooo:rsid="00163c7c"/>
    </style:style>
    <style:style style:name="T12" style:family="text">
      <style:text-properties officeooo:rsid="00208eb6"/>
    </style:style>
    <style:style style:name="T13" style:family="text">
      <style:text-properties officeooo:rsid="0022ad13"/>
    </style:style>
    <style:style style:name="T14" style:family="text">
      <style:text-properties officeooo:rsid="0028987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d145" style:font-weight-asian="bold" style:font-weight-complex="bold"/>
    </style:style>
    <style:style style:name="T17" style:family="text">
      <style:text-properties officeooo:rsid="0036a073"/>
    </style:style>
    <style:style style:name="T18" style:family="text">
      <style:text-properties officeooo:rsid="003f55ef"/>
    </style:style>
    <style:style style:name="T19" style:family="text">
      <style:text-properties officeooo:rsid="00535e01"/>
    </style:style>
    <style:style style:name="T20" style:family="text">
      <style:text-properties officeooo:rsid="005a356a"/>
    </style:style>
    <style:style style:name="T21" style:family="text">
      <style:text-properties officeooo:rsid="005c032a"/>
    </style:style>
    <style:style style:name="T22" style:family="text">
      <style:text-properties officeooo:rsid="00624b92"/>
    </style:style>
    <style:style style:name="T23" style:family="text">
      <style:text-properties officeooo:rsid="00652a01"/>
    </style:style>
    <style:style style:name="T24" style:family="text">
      <style:text-properties officeooo:rsid="0071a3c1"/>
    </style:style>
    <style:style style:name="T25" style:family="text">
      <style:text-properties officeooo:rsid="007dd66b"/>
    </style:style>
    <style:style style:name="T26" style:family="text">
      <style:text-properties officeooo:rsid="0099b22e"/>
    </style:style>
    <style:style style:name="T27" style:family="text">
      <style:text-properties officeooo:rsid="00ad4610"/>
    </style:style>
    <style:style style:name="T28" style:family="text">
      <style:text-properties officeooo:rsid="00ae2c43"/>
    </style:style>
    <style:style style:name="T29" style:family="text">
      <style:text-properties officeooo:rsid="00b33434"/>
    </style:style>
    <style:style style:name="T30" style:family="text">
      <style:text-properties officeooo:rsid="00b631d6"/>
    </style:style>
    <style:style style:name="T31" style:family="text">
      <style:text-properties officeooo:rsid="00b76de3"/>
    </style:style>
    <style:style style:name="T32" style:family="text">
      <style:text-properties officeooo:rsid="00bbff2a"/>
    </style:style>
    <style:style style:name="T33" style:family="text">
      <style:text-properties officeooo:rsid="00c4553f"/>
    </style:style>
    <style:style style:name="T34" style:family="text">
      <style:text-properties officeooo:rsid="00c8a0fd"/>
    </style:style>
    <style:style style:name="T35" style:family="text">
      <style:text-properties officeooo:rsid="00d2e315"/>
    </style:style>
    <style:style style:name="T36" style:family="text">
      <style:text-properties officeooo:rsid="00d65456"/>
    </style:style>
    <style:style style:name="T37" style:family="text">
      <style:text-properties officeooo:rsid="00daab93"/>
    </style:style>
    <style:style style:name="T38" style:family="text">
      <style:text-properties officeooo:rsid="00e59ce2"/>
    </style:style>
    <style:style style:name="T39" style:family="text">
      <style:text-properties officeooo:rsid="00f29168"/>
    </style:style>
    <style:style style:name="T40" style:family="text">
      <style:text-properties officeooo:rsid="01113bf2"/>
    </style:style>
    <style:style style:name="T41" style:family="text">
      <style:text-properties officeooo:rsid="0114c669"/>
    </style:style>
    <style:style style:name="T42" style:family="text">
      <style:text-properties officeooo:rsid="01197719"/>
    </style:style>
    <style:style style:name="T43" style:family="text">
      <style:text-properties officeooo:rsid="011a1a3b"/>
    </style:style>
    <style:style style:name="T44" style:family="text">
      <style:text-properties officeooo:rsid="0122bbad"/>
    </style:style>
    <style:style style:name="T45" style:family="text">
      <style:text-properties officeooo:rsid="013c5884"/>
    </style:style>
    <style:style style:name="T46" style:family="text">
      <style:text-properties officeooo:rsid="0142af5a"/>
    </style:style>
    <style:style style:name="T47" style:family="text">
      <style:text-properties officeooo:rsid="015e89eb"/>
    </style:style>
    <style:style style:name="T48" style:family="text">
      <style:text-properties officeooo:rsid="01612572"/>
    </style:style>
    <style:style style:name="T49" style:family="text">
      <style:text-properties officeooo:rsid="016c19e2"/>
    </style:style>
    <style:style style:name="T50" style:family="text">
      <style:text-properties officeooo:rsid="0178d46a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 style:list-style-name="L9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9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9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97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9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9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10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10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10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10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10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10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10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10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10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10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11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11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11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11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11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1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1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11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11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11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1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12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12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12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12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12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Наименование объекта ав</text:span><text:span text:style-name="T16">томатизации</text:span><text:span text:style-name="T1">: Расписание движения общественного транспорта</text:span></text:p>
      <text:p text:style-name="P2"><text:span text:style-name="T15">Описание функционирования объекта</text:span>:</text:p>
      <text:p text:style-name="P25">Пользователь заходит на интернет-портал (далее сайт), выбирает город, <text:span text:style-name="T1">в котором хочет просмотреть расписание движения, выбирает начальный пункт движения, конечный, время, различные параметры видов движения, на что система должна выдавать информацию, в виде списка возможных путей движения, данный список представляет собой: наименование маршрута движения общественного транспорта (маршрутов), <text:s/>рисунок маршрута (маршрутов) с помощью модуля </text:span><text:span text:style-name="T2">google.maps </text:span><text:span text:style-name="T7">путь от начального до конечного пункта движения, </text:span><text:span text:style-name="T8">приблизительное время проведённое в пути, а также время по промежуточным точкам движения. </text:span></text:p>
      <text:p text:style-name="P92">Список маршрутов общественного транспорта предоставляется транспортными организациями.</text:p>
      <text:p text:style-name="P3"><text:span text:style-name="T15">Входные данные</text:span>: время начала движения, время конца движения, начальный пункт движения, конечный пункт движения, <text:span text:style-name="T10">маршрут, тип транспорта, город.</text:span></text:p>
      <text:p text:style-name="P4"><text:span text:style-name="T15">Выходные данные</text:span>: <text:span text:style-name="T11">список путей от начального пункта до конечного с указанием начала и конца времени, продолжительности маршрутов движения и т. д.</text:span></text:p>
      <text:p text:style-name="P5"><text:span text:style-name="T15">Основные сущности</text:span>: <text:span text:style-name="T12">населённый пункт (город), пункт (точка) начала-конца движения, путь</text:span><text:span text:style-name="T3">, </text:span><text:span text:style-name="T13">маршрут, расписание маршрута и т.д.</text:span></text:p>
      <text:p text:style-name="P5"/>
      <text:p text:style-name="P6">Справочник населённых пунктов представляет список городов, для которых функционирует система.</text:p>
      <text:p text:style-name="P7">Вид справочника населённых пунктов:</text:p>
      <table:table table:name="Справочникнаселённыхпунктов" table:style-name="Справочникнаселённыхпунктов">
        <table:table-column table:style-name="Справочникнаселённыхпунктов.A"/>
        <table:table-column table:style-name="Справочникнаселённыхпунктов.B"/>
        <table:table-column table:style-name="Справочникнаселённыхпунктов.C"/>
        <table:table-column table:style-name="Справочникнаселённыхпунктов.D"/>
        <table:table-column table:style-name="Справочникнаселённыхпунктов.E"/>
        <table:table-row>
          <table:table-cell table:style-name="Справочникнаселённыхпунктов.A1" office:value-type="string">
            <text:p text:style-name="P26">№</text:p>
          </table:table-cell>
          <table:table-cell table:style-name="Справочникнаселённыхпунктов.A1" office:value-type="string">
            <text:p text:style-name="P26">Название нас. пункта</text:p>
          </table:table-cell>
          <table:table-cell table:style-name="Справочникнаселённыхпунктов.A1" office:value-type="string">
            <text:p text:style-name="P57">Виды транспорта</text:p>
          </table:table-cell>
          <table:table-cell table:style-name="Справочникнаселённыхпунктов.A1" office:value-type="string">
            <text:p text:style-name="P59">Транспортные организации</text:p>
          </table:table-cell>
          <table:table-cell table:style-name="Справочникнаселённыхпунктов.E1" office:value-type="string">
            <text:p text:style-name="P58">Дополнительная информация</text:p>
          </table:table-cell>
        </table:table-row>
        <table:table-row>
          <table:table-cell table:style-name="Справочникнаселённыхпунктов.A2" office:value-type="string">
            <text:p text:style-name="P26">1</text:p>
          </table:table-cell>
          <table:table-cell table:style-name="Справочникнаселённыхпунктов.A2" office:value-type="string">
            <text:p text:style-name="P26">Брест</text:p>
          </table:table-cell>
          <table:table-cell table:style-name="Справочникнаселённыхпунктов.A2" office:value-type="string">
            <text:p text:style-name="P26">Автобусный парк, троллейбусный парк, маршрутное такси</text:p>
          </table:table-cell>
          <table:table-cell table:style-name="Справочникнаселённыхпунктов.A2" office:value-type="string">
            <text:p text:style-name="P60">Автобусный парк №1,</text:p>
            <text:p text:style-name="P60">Троллейбусный парк №1, Автобусный парк №2, <text:span text:style-name="T25">Сообщество Маршрутное такси</text:span></text:p>
          </table:table-cell>
          <table:table-cell table:style-name="Справочникнаселённыхпунктов.E2" office:value-type="string">
            <text:p text:style-name="P60"/>
          </table:table-cell>
        </table:table-row>
        <table:table-row>
          <table:table-cell table:style-name="Справочникнаселённыхпунктов.A2" office:value-type="string">
            <text:p text:style-name="P27">2</text:p>
          </table:table-cell>
          <table:table-cell table:style-name="Справочникнаселённыхпунктов.A2" office:value-type="string">
            <text:p text:style-name="P27">Минск</text:p>
          </table:table-cell>
          <table:table-cell table:style-name="Справочникнаселённыхпунктов.A2" office:value-type="string">
            <text:p text:style-name="P28">Метро, <text:span text:style-name="T14">автобусный парк, троллейбусный парк, маршрутное такси</text:span></text:p>
          </table:table-cell>
          <table:table-cell table:style-name="Справочникнаселённыхпунктов.A2" office:value-type="string">
            <text:p text:style-name="Table_20_Contents"/>
          </table:table-cell>
          <table:table-cell table:style-name="Справочникнаселённыхпунктов.E2" office:value-type="string">
            <text:p text:style-name="P58"/>
          </table:table-cell>
        </table:table-row>
      </table:table>
      <text:p text:style-name="P7"/>
      <text:p text:style-name="P13">(может быть (наверное) <text:span text:style-name="T24">в городе может быть несколько автобусных парков и т.д, сейчас скорее всего можно оставить как есть, информация о транспортных организациях (подумать о надобности)</text:span>)</text:p>
      <text:p text:style-name="P13"/>
      <text:p text:style-name="P13"/>
      <text:p text:style-name="P13"/>
      <text:p text:style-name="P18"><text:soft-page-break/>Справочник <text:span text:style-name="T28">маршрутов транспортных организаций:</text:span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80">№</text:p>
          </table:table-cell>
          <table:table-cell table:style-name="Таблица2.A1" office:value-type="string">
            <text:p text:style-name="P87">Название транспортной организации</text:p>
          </table:table-cell>
          <table:table-cell table:style-name="Таблица2.A1" office:value-type="string">
            <text:p text:style-name="P81"><text:span text:style-name="T30">Список н</text:span>азвани<text:span text:style-name="T31">й</text:span> <text:span text:style-name="T29">линий (маршрутов)</text:span></text:p>
          </table:table-cell>
          <table:table-cell table:style-name="Таблица2.D1" office:value-type="string">
            <text:p text:style-name="P88">Тип транспорта</text:p>
          </table:table-cell>
        </table:table-row>
        <table:table-row>
          <table:table-cell table:style-name="Таблица2.A2" office:value-type="string">
            <text:p text:style-name="P82">1</text:p>
          </table:table-cell>
          <table:table-cell table:style-name="Таблица2.A2" office:value-type="string">
            <text:p text:style-name="P99">Автобусный парк №1</text:p>
          </table:table-cell>
          <table:table-cell table:style-name="Таблица2.A2" office:value-type="string">
            <text:p text:style-name="P83">№1<text:span text:style-name="T6">, №2, №3А</text:span></text:p>
          </table:table-cell>
          <table:table-cell table:style-name="Таблица2.D2" office:value-type="string">
            <text:p text:style-name="P89">Автобусный</text:p>
          </table:table-cell>
        </table:table-row>
        <table:table-row>
          <table:table-cell table:style-name="Таблица2.A2" office:value-type="string">
            <text:p text:style-name="P90">2</text:p>
          </table:table-cell>
          <table:table-cell table:style-name="Таблица2.A2" office:value-type="string">
            <text:p text:style-name="P90">Тр<text:span text:style-name="T33">о</text:span>ллейбусный парк №1</text:p>
          </table:table-cell>
          <table:table-cell table:style-name="Таблица2.A2" office:value-type="string">
            <text:p text:style-name="P84">№1<text:span text:style-name="T6">, №2, №3А</text:span></text:p>
          </table:table-cell>
          <table:table-cell table:style-name="Таблица2.D2" office:value-type="string">
            <text:p text:style-name="P91">Тролейбус</text:p>
          </table:table-cell>
        </table:table-row>
      </table:table>
      <text:p text:style-name="P18"/>
      <text:p text:style-name="P9">Вид справочника <text:span text:style-name="T19">остановочный пункт</text:span>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№</text:p>
          </table:table-cell>
          <table:table-cell table:style-name="Таблица1.A1" office:value-type="string">
            <text:p text:style-name="P47">Название остановочного пункта</text:p>
          </table:table-cell>
          <table:table-cell table:style-name="Таблица1.C1" office:value-type="string">
            <text:p text:style-name="P48">Адрес</text:p>
          </table:table-cell>
        </table:table-row>
        <table:table-row>
          <table:table-cell table:style-name="Таблица1.A2" office:value-type="string">
            <text:p text:style-name="P29">1</text:p>
          </table:table-cell>
          <table:table-cell table:style-name="Таблица1.A2" office:value-type="string">
            <text:p text:style-name="P48">ЦУМ</text:p>
          </table:table-cell>
          <table:table-cell table:style-name="Таблица1.C2" office:value-type="string">
            <text:p text:style-name="P49">Проспект Машерова 33</text:p>
          </table:table-cell>
        </table:table-row>
        <table:table-row>
          <table:table-cell table:style-name="Таблица1.A2" office:value-type="string">
            <text:p text:style-name="P49">2</text:p>
          </table:table-cell>
          <table:table-cell table:style-name="Таблица1.A2" office:value-type="string">
            <text:p text:style-name="P50">Речицкая</text:p>
          </table:table-cell>
          <table:table-cell table:style-name="Таблица1.C2" office:value-type="string">
            <text:p text:style-name="P51">ул. Речицкая 22</text:p>
          </table:table-cell>
        </table:table-row>
      </table:table>
      <text:p text:style-name="P8"/>
      <text:p text:style-name="P10">Вид справочника <text:span text:style-name="T27">маршрутов (линий следования)</text:span>:</text:p>
      <table:table table:name="Справочникмаршрутов" table:style-name="Справочникмаршрутов">
        <table:table-column table:style-name="Справочникмаршрутов.A"/>
        <table:table-column table:style-name="Справочникмаршрутов.B"/>
        <table:table-column table:style-name="Справочникмаршрутов.C"/>
        <table:table-column table:style-name="Справочникмаршрутов.D"/>
        <table:table-column table:style-name="Справочникмаршрутов.E"/>
        <table:table-column table:style-name="Справочникмаршрутов.F"/>
        <table:table-column table:style-name="Справочникмаршрутов.E"/>
        <table:table-row>
          <table:table-cell table:style-name="Справочникмаршрутов.A1" office:value-type="string">
            <text:p text:style-name="P30">№</text:p>
          </table:table-cell>
          <table:table-cell table:style-name="Справочникмаршрутов.A1" office:value-type="string">
            <text:p text:style-name="P31">Н<text:span text:style-name="T17">омер линии</text:span></text:p>
          </table:table-cell>
          <table:table-cell table:style-name="Справочникмаршрутов.A1" office:value-type="string">
            <text:p text:style-name="P33">Название линии</text:p>
          </table:table-cell>
          <table:table-cell table:style-name="Справочникмаршрутов.A1" office:value-type="string">
            <text:p text:style-name="P35">Начальный пункт</text:p>
          </table:table-cell>
          <table:table-cell table:style-name="Справочникмаршрутов.A1" office:value-type="string">
            <text:p text:style-name="P36">Конечный пункт</text:p>
          </table:table-cell>
          <table:table-cell table:style-name="Справочникмаршрутов.A1" office:value-type="string">
            <text:p text:style-name="P38">Остановочные пункты</text:p>
          </table:table-cell>
          <table:table-cell table:style-name="Справочникмаршрутов.G1" office:value-type="string">
            <text:p text:style-name="P85">Статус <text:span text:style-name="T32">(активность)</text:span></text:p>
          </table:table-cell>
        </table:table-row>
        <table:table-row table:style-name="Справочникмаршрутов.2">
          <table:table-cell table:style-name="Справочникмаршрутов.A2" office:value-type="string">
            <text:p text:style-name="P30">1</text:p>
          </table:table-cell>
          <table:table-cell table:style-name="Справочникмаршрутов.A2" office:value-type="string">
            <text:p text:style-name="P32">9</text:p>
          </table:table-cell>
          <table:table-cell table:style-name="Справочникмаршрутов.A2" office:value-type="string">
            <text:p text:style-name="P34">Адамковская-южный</text:p>
          </table:table-cell>
          <table:table-cell table:style-name="Справочникмаршрутов.A2" office:value-type="string">
            <text:p text:style-name="P36"><text:span text:style-name="T18">ул. </text:span>Адамковская <text:span text:style-name="T21">(оп</text:span><text:span text:style-name="T4">(n)</text:span><text:span text:style-name="T21">)</text:span></text:p>
          </table:table-cell>
          <table:table-cell table:style-name="Справочникмаршрутов.A2" office:value-type="string">
            <text:p text:style-name="P37">М-к южный <text:span text:style-name="T4">(</text:span><text:span text:style-name="T9">оп(</text:span><text:span text:style-name="T5">m</text:span><text:span text:style-name="T9">)</text:span><text:span text:style-name="T4">)</text:span></text:p>
          </table:table-cell>
          <table:table-cell table:style-name="Справочникмаршрутов.A2" office:value-type="string">
            <text:p text:style-name="P39"><text:span text:style-name="T20">оп</text:span>1, <text:span text:style-name="T20">оп</text:span>2, <text:span text:style-name="T20">оп</text:span>3, <text:span text:style-name="T20">оп</text:span>4...</text:p>
          </table:table-cell>
          <table:table-cell table:style-name="Справочникмаршрутов.G2" office:value-type="string">
            <text:p text:style-name="P86">активен</text:p>
          </table:table-cell>
        </table:table-row>
      </table:table>
      <text:p text:style-name="P10"/>
      <text:p text:style-name="P11">Вид справочника расписание маршрута:</text:p>
      <table:table table:name="Справочникрасписаниемаршрута" table:style-name="Справочникрасписаниемаршрута">
        <table:table-column table:style-name="Справочникрасписаниемаршрута.A"/>
        <table:table-column table:style-name="Справочникрасписаниемаршрута.B"/>
        <table:table-column table:style-name="Справочникрасписаниемаршрута.C" table:number-columns-repeated="3"/>
        <table:table-column table:style-name="Справочникрасписаниемаршрута.F"/>
        <table:table-row>
          <table:table-cell table:style-name="Справочникрасписаниемаршрута.A1" office:value-type="string">
            <text:p text:style-name="P40">№</text:p>
          </table:table-cell>
          <table:table-cell table:style-name="Справочникрасписаниемаршрута.A1" office:value-type="string">
            <text:p text:style-name="P41">Номер линии</text:p>
          </table:table-cell>
          <table:table-cell table:style-name="Справочникрасписаниемаршрута.A1" office:value-type="string">
            <text:p text:style-name="P44">Номер рейса</text:p>
          </table:table-cell>
          <table:table-cell table:style-name="Справочникрасписаниемаршрута.D1" office:value-type="string">
            <text:p text:style-name="P127">Список временных отме<text:span text:style-name="T45">т</text:span>ок для одного круга (с начала маршрута следования)</text:p>
          </table:table-cell>
          <table:table-cell table:style-name="Справочникрасписаниемаршрута.D1" office:value-type="string">
            <text:p text:style-name="P129">Сезонность</text:p>
          </table:table-cell>
          <table:table-cell table:style-name="Справочникрасписаниемаршрута.F1" office:value-type="string">
            <text:p text:style-name="P131">Временный</text:p>
          </table:table-cell>
        </table:table-row>
        <table:table-row>
          <table:table-cell table:style-name="Справочникрасписаниемаршрута.A2" office:value-type="string">
            <text:p text:style-name="P42">1</text:p>
          </table:table-cell>
          <table:table-cell table:style-name="Справочникрасписаниемаршрута.B2" office:value-type="string">
            <text:p text:style-name="P43">9</text:p>
          </table:table-cell>
          <table:table-cell table:style-name="Справочникрасписаниемаршрута.C2" office:value-type="string">
            <text:p text:style-name="P44">1</text:p>
          </table:table-cell>
          <table:table-cell table:style-name="Справочникрасписаниемаршрута.D2" office:value-type="string">
            <text:p text:style-name="P128">05:48, 12:22 ...</text:p>
          </table:table-cell>
          <table:table-cell table:style-name="Справочникрасписаниемаршрута.D2" office:value-type="string">
            <text:p text:style-name="P130">Летний</text:p>
          </table:table-cell>
          <table:table-cell table:style-name="Справочникрасписаниемаршрута.F2" office:value-type="string">
            <text:p text:style-name="P131">Да</text:p>
          </table:table-cell>
        </table:table-row>
        <table:table-row table:style-name="Справочникрасписаниемаршрута.3">
          <table:table-cell table:style-name="Справочникрасписаниемаршрута.A3" office:value-type="string">
            <text:p text:style-name="P45">2</text:p>
          </table:table-cell>
          <table:table-cell table:style-name="Справочникрасписаниемаршрута.B3" office:value-type="string">
            <text:p text:style-name="P45">9</text:p>
          </table:table-cell>
          <table:table-cell table:style-name="Справочникрасписаниемаршрута.C3" office:value-type="string">
            <text:p text:style-name="P46">2</text:p>
          </table:table-cell>
          <table:table-cell table:style-name="Справочникрасписаниемаршрута.D2" office:value-type="string">
            <text:p text:style-name="P126"/>
          </table:table-cell>
          <table:table-cell table:style-name="Справочникрасписаниемаршрута.D2" office:value-type="string">
            <text:p text:style-name="P126"/>
          </table:table-cell>
          <table:table-cell table:style-name="Справочникрасписаниемаршрута.F2" office:value-type="string">
            <text:p text:style-name="P131">Нет</text:p>
          </table:table-cell>
        </table:table-row>
      </table:table>
      <text:p text:style-name="P11"/>
      <text:p text:style-name="P14">Путь маршрута:</text:p>
      <table:table table:name="Путьмаршрута" table:style-name="Путьмаршрута">
        <table:table-column table:style-name="Путьмаршрута.A"/>
        <table:table-column table:style-name="Путьмаршрута.B"/>
        <table:table-column table:style-name="Путьмаршрута.C"/>
        <table:table-column table:style-name="Путьмаршрута.D"/>
        <table:table-column table:style-name="Путьмаршрута.E"/>
        <table:table-row>
          <table:table-cell table:style-name="Путьмаршрута.A1" office:value-type="string">
            <text:p text:style-name="P62">№</text:p>
          </table:table-cell>
          <table:table-cell table:style-name="Путьмаршрута.A1" office:value-type="string">
            <text:p text:style-name="P64">Номер маршрута</text:p>
          </table:table-cell>
          <table:table-cell table:style-name="Путьмаршрута.A1" office:value-type="string">
            <text:p text:style-name="P66">Начальный пункт (остановочный пункт)</text:p>
          </table:table-cell>
          <table:table-cell table:style-name="Путьмаршрута.A1" office:value-type="string">
            <text:p text:style-name="P67">Конечный пункт (остановочный пункт)</text:p>
          </table:table-cell>
          <table:table-cell table:style-name="Путьмаршрута.E1" office:value-type="string">
            <text:p text:style-name="P68">Время движения</text:p>
          </table:table-cell>
        </table:table-row>
        <table:table-row>
          <table:table-cell table:style-name="Путьмаршрута.A2" office:value-type="string">
            <text:p text:style-name="P63">1</text:p>
          </table:table-cell>
          <table:table-cell table:style-name="Путьмаршрута.A2" office:value-type="string">
            <text:p text:style-name="P65">9</text:p>
          </table:table-cell>
          <table:table-cell table:style-name="Путьмаршрута.A2" office:value-type="string">
            <text:p text:style-name="P69">ЦУМ</text:p>
          </table:table-cell>
          <table:table-cell table:style-name="Путьмаршрута.A2" office:value-type="string">
            <text:p text:style-name="P70">Лётная</text:p>
          </table:table-cell>
          <table:table-cell table:style-name="Путьмаршрута.E2" office:value-type="string">
            <text:p text:style-name="P71">15 мин</text:p>
          </table:table-cell>
        </table:table-row>
        <table:table-row>
          <table:table-cell table:style-name="Путьмаршрута.A2" office:value-type="string">
            <text:p text:style-name="P72">2</text:p>
          </table:table-cell>
          <table:table-cell table:style-name="Путьмаршрута.A2" office:value-type="string">
            <text:p text:style-name="P73">20</text:p>
          </table:table-cell>
          <table:table-cell table:style-name="Путьмаршрута.A2" office:value-type="string">
            <text:p text:style-name="P74">Адамковская</text:p>
          </table:table-cell>
          <table:table-cell table:style-name="Путьмаршрута.A2" office:value-type="string">
            <text:p text:style-name="P75">КБН</text:p>
          </table:table-cell>
          <table:table-cell table:style-name="Путьмаршрута.E2" office:value-type="string">
            <text:p text:style-name="P76">12 мин</text:p>
          </table:table-cell>
        </table:table-row>
      </table:table>
      <text:p text:style-name="P14"/>
      <text:p text:style-name="P11"/>
      <text:p text:style-name="P12"/>
      <text:p text:style-name="P12"/>
      <text:p text:style-name="P12"/>
      <text:p text:style-name="P12"/>
      <text:p text:style-name="P12"><text:soft-page-break/>Путь <text:span text:style-name="T22">(используется как выходные данные)</text:span>:</text:p>
      <table:table table:name="Путь" table:style-name="Путь">
        <table:table-column table:style-name="Путь.A"/>
        <table:table-column table:style-name="Путь.B"/>
        <table:table-column table:style-name="Путь.C"/>
        <table:table-column table:style-name="Путь.D"/>
        <table:table-column table:style-name="Путь.E"/>
        <table:table-row>
          <table:table-cell table:style-name="Путь.A1" office:value-type="string">
            <text:p text:style-name="P52">№</text:p>
          </table:table-cell>
          <table:table-cell table:style-name="Путь.A1" office:value-type="string">
            <text:p text:style-name="P53">Начальный пункт</text:p>
          </table:table-cell>
          <table:table-cell table:style-name="Путь.A1" office:value-type="string">
            <text:p text:style-name="P55">Конечный пункт</text:p>
          </table:table-cell>
          <table:table-cell table:style-name="Путь.A1" office:value-type="string">
            <text:p text:style-name="P61">Список путей маршрутов</text:p>
          </table:table-cell>
          <table:table-cell table:style-name="Путь.E1" office:value-type="string">
            <text:p text:style-name="P78">Время движения</text:p>
          </table:table-cell>
        </table:table-row>
        <table:table-row>
          <table:table-cell table:style-name="Путь.A2" office:value-type="string">
            <text:p text:style-name="P52">1</text:p>
          </table:table-cell>
          <table:table-cell table:style-name="Путь.A2" office:value-type="string">
            <text:p text:style-name="P54">Адамковская (название остановочного пункта либо адрес)</text:p>
          </table:table-cell>
          <table:table-cell table:style-name="Путь.A2" office:value-type="string">
            <text:p text:style-name="P56">Лётная (<text:span text:style-name="T23">название остановочного пункта либо адрес</text:span>)</text:p>
          </table:table-cell>
          <table:table-cell table:style-name="Путь.A2" office:value-type="string">
            <text:p text:style-name="P77">ПМ1, <text:span text:style-name="T26">ПМ2</text:span></text:p>
          </table:table-cell>
          <table:table-cell table:style-name="Путь.E2" office:value-type="string">
            <text:p text:style-name="P79">30 мин</text:p>
          </table:table-cell>
        </table:table-row>
      </table:table>
      <text:p text:style-name="P12"/>
      <text:p text:style-name="P12"/>
      <text:p text:style-name="P15">Описание взаимосвязей сущностей.</text:p>
      <text:p text:style-name="P16">Транспортные организации функционируют в городах.</text:p>
      <text:p text:style-name="P16"/>
      <text:p text:style-name="P16"><draw:g text:anchor-type="paragraph" draw:z-index="0" draw:style-name="gr1"><draw:custom-shape draw:style-name="gr2" draw:text-style-name="P162" xml:id="id2" draw:id="id2" svg:width="3.4cm" svg:height="1.401cm" svg:x="5.2cm" svg:y="0.196cm"><text:p text:style-name="P161"><text:span text:style-name="T51">функцион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" draw:text-style-name="P162" xml:id="id1" draw:id="id1" svg:width="3.5cm" svg:height="1.5cm" svg:x="0cm" svg:y="0.097cm"><text:p text:style-name="P161"><text:span text:style-name="T51">Транспортная </text:span></text:p><text:p text:style-name="P161"><text:span text:style-name="T51">организация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" draw:text-style-name="P163" draw:type="line" svg:x1="3.5cm" svg:y1="0.847cm" svg:x2="5.2cm" svg:y2="0.896cm" draw:start-shape="id1" draw:start-glue-point="7" draw:end-shape="id2" draw:end-glue-point="5" svg:d="M3500 847l1700 49" svg:viewBox="0 0 1702 51"><text:p text:style-name="P161"><text:span text:style-name="T52">N</text:span></text:p></draw:connector><draw:connector draw:style-name="gr3" draw:text-style-name="P163" draw:type="line" svg:x1="8.602cm" svg:y1="0.896cm" svg:x2="10.246cm" svg:y2="0.885cm" svg:d="M8602 896l1644-11" svg:viewBox="0 0 1646 12"><text:p text:style-name="P161"><text:span text:style-name="T52">1</text:span></text:p></draw:connector><draw:custom-shape draw:style-name="gr2" draw:text-style-name="P162" svg:width="3.5cm" svg:height="1.5cm" svg:x="10.199cm" svg:y="0.097cm"><text:p text:style-name="P161"><text:span text:style-name="T51">Город</text:span></text:p><draw:enhanced-geometry svg:viewBox="0 0 21600 21600" draw:glue-points="10800 0 0 10800 10800 21600 21600 10800" draw:type="flowchart-process" draw:enhanced-path="M 0 0 L 21600 0 21600 21600 0 21600 0 0 Z N"/></draw:custom-shape></draw:g></text:p>
      <text:p text:style-name="P16"/>
      <text:p text:style-name="P16"/>
      <text:p text:style-name="P16"/>
      <text:p text:style-name="P17">Остановочные пункты располагаются в городах. (Остановочные пункты являются городской инфраструктурой <text:span text:style-name="T36">(наверное)</text:span>).</text:p>
      <text:p text:style-name="P17"/>
      <text:p text:style-name="P17"><draw:g text:anchor-type="paragraph" draw:z-index="1" draw:style-name="gr1"><draw:custom-shape draw:style-name="gr2" draw:text-style-name="P162" svg:width="3.5cm" svg:height="1.5cm" svg:x="0.002cm" svg:y="0.099cm"><text:p text:style-name="P161"><text:span text:style-name="T51">Остановочный </text:span></text:p><text:p text:style-name="P161"><text:span text:style-name="T51">пунк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svg:width="3.5cm" svg:height="1.502cm" svg:x="10.301cm" svg:y="0.198cm"><text:p text:style-name="P161"><text:span text:style-name="T51">Город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3" draw:id="id3" svg:width="3.402cm" svg:height="1.401cm" svg:x="5.301cm" svg:y="0.198cm"><text:p text:style-name="P161"><text:span text:style-name="T51">располагается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02cm" svg:y1="0.898cm" svg:x2="5.301cm" svg:y2="0.898cm" draw:end-shape="id3" draw:end-glue-point="5" svg:d="M3502 898h1799" svg:viewBox="0 0 1801 2"><text:p text:style-name="P161"><text:span text:style-name="T52">N</text:span></text:p></draw:connector><draw:connector draw:style-name="gr3" draw:text-style-name="P163" draw:type="line" svg:x1="8.702cm" svg:y1="0.908cm" svg:x2="10.346cm" svg:y2="0.898cm" svg:d="M8702 908l1644-10" svg:viewBox="0 0 1646 12"><text:p text:style-name="P161"><text:span text:style-name="T52">1</text:span></text:p></draw:connector></draw:g>,</text:p>
      <text:p text:style-name="P17"/>
      <text:p text:style-name="P17"/>
      <text:p text:style-name="P17"/>
      <text:p text:style-name="P19">Транспортные организации формируют маршруты <text:span text:style-name="T34">следования</text:span>:</text:p>
      <text:p text:style-name="P19"><draw:g text:anchor-type="paragraph" draw:z-index="2" draw:style-name="gr1"><draw:custom-shape draw:style-name="gr2" draw:text-style-name="P162" svg:width="3.5cm" svg:height="1.5cm" svg:x="0.002cm" svg:y="0.099cm"><text:p text:style-name="P161"><text:span text:style-name="T51">Транспортная </text:span></text:p><text:p text:style-name="P161"><text:span text:style-name="T51">организаци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svg:width="3.5cm" svg:height="1.502cm" svg:x="10.301cm" svg:y="0.198cm"><text:p text:style-name="P161"><text:span text:style-name="T51">Маршрут </text:span></text:p><text:p text:style-name="P161"><text:span text:style-name="T51">следовани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4" draw:id="id4" svg:width="3.402cm" svg:height="1.401cm" svg:x="5.301cm" svg:y="0.198cm"><text:p text:style-name="P161"><text:span text:style-name="T51">форм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02cm" svg:y1="0.898cm" svg:x2="5.301cm" svg:y2="0.898cm" draw:end-shape="id4" draw:end-glue-point="5" svg:d="M3502 898h1799" svg:viewBox="0 0 1801 2"><text:p text:style-name="P161"><text:span text:style-name="T52">1</text:span></text:p></draw:connector><draw:connector draw:style-name="gr3" draw:text-style-name="P163" draw:type="line" svg:x1="8.702cm" svg:y1="0.908cm" svg:x2="10.346cm" svg:y2="0.898cm" svg:d="M8702 908l1644-10" svg:viewBox="0 0 1646 12"><text:p text:style-name="P161"><text:span text:style-name="T52">N</text:span></text:p></draw:connector></draw:g></text:p>
      <text:p text:style-name="P19"/>
      <text:p text:style-name="P19"/>
      <text:p text:style-name="P19"/>
      <text:p text:style-name="P20">Маршрут состоит из списка остановочных пунктов:</text:p>
      <text:p text:style-name="P20"><draw:g text:anchor-type="paragraph" draw:z-index="3" draw:style-name="gr1"><draw:custom-shape draw:style-name="gr2" draw:text-style-name="P162" svg:width="3.5cm" svg:height="1.5cm" svg:x="0.002cm" svg:y="0.099cm"><text:p text:style-name="P161"><text:span text:style-name="T51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svg:width="3.5cm" svg:height="1.502cm" svg:x="10.301cm" svg:y="0.198cm"><text:p text:style-name="P161"><text:span text:style-name="T51">Остановочный</text:span></text:p><text:p text:style-name="P161"><text:span text:style-name="T51">пунк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5" draw:id="id5" svg:width="3.402cm" svg:height="1.401cm" svg:x="5.301cm" svg:y="0.198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02cm" svg:y1="0.898cm" svg:x2="5.301cm" svg:y2="0.898cm" draw:end-shape="id5" draw:end-glue-point="5" svg:d="M3502 898h1799" svg:viewBox="0 0 1801 2"><text:p text:style-name="P161"><text:span text:style-name="T52">1</text:span></text:p></draw:connector><draw:connector draw:style-name="gr3" draw:text-style-name="P163" draw:type="line" svg:x1="8.702cm" svg:y1="0.908cm" svg:x2="10.346cm" svg:y2="0.898cm" svg:d="M8702 908l1644-10" svg:viewBox="0 0 1646 12"><text:p text:style-name="P161"><text:span text:style-name="T52">N</text:span></text:p></draw:connector></draw:g></text:p>
      <text:p text:style-name="P20"/>
      <text:p text:style-name="P20"/>
      <text:p text:style-name="P20"/>
      <text:p text:style-name="P24">Рейс состоит <text:span text:style-name="T38">из временных отметок на остановочных пунктах, который совершается от начала до конца следования маршрута:</text:span></text:p>
      <text:p text:style-name="P24"><draw:g text:anchor-type="paragraph" draw:z-index="6" draw:style-name="gr1"><draw:custom-shape draw:style-name="gr2" draw:text-style-name="P162" svg:width="3.5cm" svg:height="1.502cm" svg:x="10.299cm" svg:y="0.198cm"><text:p text:style-name="P161"><text:span text:style-name="T51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9" draw:id="id9" svg:width="3.402cm" svg:height="1.401cm" svg:x="5.299cm" svg:y="0.198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cm" svg:y1="0.898cm" svg:x2="5.299cm" svg:y2="0.898cm" draw:end-shape="id9" draw:end-glue-point="5" svg:d="M3500 898h1799" svg:viewBox="0 0 1801 2"><text:p text:style-name="P161"><text:span text:style-name="T52">1</text:span></text:p></draw:connector><draw:connector draw:style-name="gr3" draw:text-style-name="P163" draw:type="line" svg:x1="8.7cm" svg:y1="0.908cm" svg:x2="10.343cm" svg:y2="0.898cm" svg:d="M8700 908l1643-10" svg:viewBox="0 0 1646 12"><text:p text:style-name="P161"><text:span text:style-name="T52">N</text:span></text:p></draw:connector><draw:custom-shape draw:style-name="gr2" draw:text-style-name="P162" svg:width="3.5cm" svg:height="1.5cm" svg:x="0cm" svg:y="0.099cm"><text:p text:style-name="P161"><text:span text:style-name="T51">Рейс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svg:width="3.5cm" svg:height="1.5cm" svg:x="10.301cm" svg:y="0.2cm"><text:p text:style-name="P161"><text:span text:style-name="T51">Остановочных </text:span></text:p><text:p text:style-name="P161"><text:span text:style-name="T51">пунктов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10" draw:id="id10" svg:width="3.4cm" svg:height="1.401cm" svg:x="5.3cm" svg:y="0.2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cm" svg:y1="0.9cm" svg:x2="5.3cm" svg:y2="0.9cm" draw:end-shape="id10" draw:end-glue-point="5" svg:d="M3500 900h1800" svg:viewBox="0 0 1803 2"><text:p text:style-name="P161"><text:span text:style-name="T52">1</text:span></text:p></draw:connector><draw:connector draw:style-name="gr3" draw:text-style-name="P163" draw:type="line" svg:x1="8.7cm" svg:y1="0.908cm" svg:x2="10.343cm" svg:y2="0.9cm" svg:d="M8700 908l1643-8" svg:viewBox="0 0 1646 11"><text:p text:style-name="P161"><text:span text:style-name="T52">N</text:span></text:p></draw:connector><draw:custom-shape draw:style-name="gr2" draw:text-style-name="P162" xml:id="id11" draw:id="id11" svg:width="3.5cm" svg:height="1.5cm" svg:x="10.299cm" svg:y="2.598cm"><text:p text:style-name="P161"><text:span text:style-name="T51">Временных </text:span></text:p><text:p text:style-name="P161"><text:span text:style-name="T51">интервалов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" draw:text-style-name="P163" draw:type="line" svg:x1="6.999cm" svg:y1="1.609cm" svg:x2="10.299cm" svg:y2="3.348cm" draw:end-shape="id11" draw:end-glue-point="5" svg:d="M6999 1609l3300 1739" svg:viewBox="0 0 3302 1741"><text:p text:style-name="P161"><text:span text:style-name="T52">N</text:span></text:p></draw:connector></draw:g></text:p>
      <text:p text:style-name="P24"/>
      <text:p text:style-name="P24"/>
      <text:p text:style-name="P24"/>
      <text:p text:style-name="P24"/>
      <text:p text:style-name="P24"/>
      <text:p text:style-name="P20"/>
      <text:p text:style-name="P21"><text:soft-page-break/><text:span text:style-name="T35">Р</text:span>асписание маршрута состоит из списка рейсов:</text:p>
      <text:p text:style-name="P21"><draw:g text:anchor-type="paragraph" draw:z-index="4" draw:style-name="gr1"><draw:custom-shape draw:style-name="gr2" draw:text-style-name="P162" svg:width="3.5cm" svg:height="1.5cm" svg:x="0.002cm" svg:y="0.099cm"><text:p text:style-name="P161"><text:span text:style-name="T51">Расписание</text:span></text:p><text:p text:style-name="P161"><text:span text:style-name="T51">маршрута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svg:width="3.5cm" svg:height="1.502cm" svg:x="10.301cm" svg:y="0.198cm"><text:p text:style-name="P161"><text:span text:style-name="T51">Рейс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6" draw:id="id6" svg:width="3.402cm" svg:height="1.401cm" svg:x="5.301cm" svg:y="0.198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02cm" svg:y1="0.898cm" svg:x2="5.301cm" svg:y2="0.898cm" draw:end-shape="id6" draw:end-glue-point="5" svg:d="M3502 898h1799" svg:viewBox="0 0 1801 2"><text:p text:style-name="P161"><text:span text:style-name="T52">1</text:span></text:p></draw:connector><draw:connector draw:style-name="gr3" draw:text-style-name="P163" draw:type="line" svg:x1="8.702cm" svg:y1="0.908cm" svg:x2="10.346cm" svg:y2="0.898cm" svg:d="M8702 908l1644-10" svg:viewBox="0 0 1646 12"><text:p text:style-name="P161"><text:span text:style-name="T52">N</text:span></text:p></draw:connector></draw:g></text:p>
      <text:p text:style-name="P21"/>
      <text:p text:style-name="P21"/>
      <text:p text:style-name="P21"/>
      <text:p text:style-name="P22">Путь (конечный) <text:span text:style-name="T37">состоит из списка маршрутов:</text:span></text:p>
      <text:p text:style-name="P22"><draw:g text:anchor-type="paragraph" draw:z-index="5" draw:style-name="gr1"><draw:custom-shape draw:style-name="gr2" draw:text-style-name="P162" svg:width="3.5cm" svg:height="1.5cm" svg:x="0cm" svg:y="0.099cm"><text:p text:style-name="P161"><text:span text:style-name="T51">Путь</text:span></text:p><text:p text:style-name="P161"><text:span text:style-name="T51">(конечный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svg:width="3.5cm" svg:height="1.502cm" svg:x="10.299cm" svg:y="0.198cm"><text:p text:style-name="P161"><text:span text:style-name="T51">Маршру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7" draw:id="id7" svg:width="3.402cm" svg:height="1.401cm" svg:x="5.299cm" svg:y="0.198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cm" svg:y1="0.898cm" svg:x2="5.299cm" svg:y2="0.898cm" draw:end-shape="id7" draw:end-glue-point="5" svg:d="M3500 898h1799" svg:viewBox="0 0 1801 2"><text:p text:style-name="P161"><text:span text:style-name="T52">1</text:span></text:p></draw:connector><draw:connector draw:style-name="gr3" draw:text-style-name="P163" draw:type="line" svg:x1="8.7cm" svg:y1="0.908cm" svg:x2="10.343cm" svg:y2="0.898cm" svg:d="M8700 908l1643-10" svg:viewBox="0 0 1646 12"><text:p text:style-name="P161"><text:span text:style-name="T52">N</text:span></text:p></draw:connector><draw:custom-shape draw:style-name="gr2" draw:text-style-name="P162" svg:width="3.5cm" svg:height="1.5cm" svg:x="10.301cm" svg:y="0.2cm"><text:p text:style-name="P161"><text:span text:style-name="T51">Расписание</text:span></text:p><text:p text:style-name="P161"><text:span text:style-name="T51"><text:s/></text:span><text:span text:style-name="T51">маршрута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" draw:text-style-name="P162" xml:id="id8" draw:id="id8" svg:width="3.4cm" svg:height="1.401cm" svg:x="5.3cm" svg:y="0.2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" draw:text-style-name="P163" draw:type="line" svg:x1="3.5cm" svg:y1="0.9cm" svg:x2="5.3cm" svg:y2="0.9cm" draw:end-shape="id8" draw:end-glue-point="5" svg:d="M3500 900h1800" svg:viewBox="0 0 1803 2"><text:p text:style-name="P161"><text:span text:style-name="T52">1</text:span></text:p></draw:connector><draw:connector draw:style-name="gr3" draw:text-style-name="P163" draw:type="line" svg:x1="8.7cm" svg:y1="0.908cm" svg:x2="10.343cm" svg:y2="0.9cm" svg:d="M8700 908l1643-8" svg:viewBox="0 0 1646 11"><text:p text:style-name="P161"><text:span text:style-name="T52">N</text:span></text:p></draw:connector></draw:g></text:p>
      <text:p text:style-name="P22"/>
      <text:p text:style-name="P22"/>
      <text:p text:style-name="P23"/>
      <text:p text:style-name="P22"/>
      <text:p text:style-name="P93">Объединим концептуальные модели.</text:p>
      <text:p text:style-name="P93"><draw:g text:anchor-type="paragraph" draw:z-index="7" draw:style-name="gr4"><draw:custom-shape draw:style-name="gr5" draw:text-style-name="P162" xml:id="id13" draw:id="id13" svg:width="3.4cm" svg:height="1.401cm" svg:x="5.3cm" svg:y="0.196cm"><text:p text:style-name="P161"><text:span text:style-name="T51">функцион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6" draw:text-style-name="P162" xml:id="id12" draw:id="id12" svg:width="3.5cm" svg:height="1.5cm" svg:x="0.101cm" svg:y="0.097cm"><text:p text:style-name="P161"><text:span text:style-name="T51">Транспортная </text:span></text:p><text:p text:style-name="P161"><text:span text:style-name="T51">организация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7" draw:text-style-name="P163" draw:type="line" svg:x1="3.6cm" svg:y1="0.847cm" svg:x2="5.3cm" svg:y2="0.896cm" draw:start-shape="id12" draw:start-glue-point="7" draw:end-shape="id13" draw:end-glue-point="5" svg:d="M3600 847l1700 49" svg:viewBox="0 0 1702 51"><text:p text:style-name="P161"><text:span text:style-name="T52">N</text:span></text:p></draw:connector><draw:connector draw:style-name="gr8" draw:text-style-name="P163" draw:type="line" svg:x1="8.703cm" svg:y1="0.896cm" svg:x2="10.347cm" svg:y2="0.885cm" svg:d="M8703 896l1644-11" svg:viewBox="0 0 1646 12"><text:p text:style-name="P161"><text:span text:style-name="T52">1</text:span></text:p></draw:connector><draw:custom-shape draw:style-name="gr9" draw:text-style-name="P162" xml:id="id15" draw:id="id15" svg:width="3.5cm" svg:height="1.5cm" svg:x="10.301cm" svg:y="0.097cm"><text:p text:style-name="P161"><text:span text:style-name="T51">Город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" draw:text-style-name="P162" xml:id="id19" draw:id="id19" svg:width="3.5cm" svg:height="1.5cm" svg:x="5.099cm" svg:y="2.995cm"><text:p text:style-name="P161"><text:span text:style-name="T51">Остановочный </text:span></text:p><text:p text:style-name="P161"><text:span text:style-name="T51">пункт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162" xml:id="id14" draw:id="id14" svg:width="3.4cm" svg:height="1.4cm" svg:x="10.4cm" svg:y="3.096cm"><text:p text:style-name="P161"><text:span text:style-name="T51">располагается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2" draw:text-style-name="P163" draw:type="line" svg:x1="8.599cm" svg:y1="3.796cm" svg:x2="10.4cm" svg:y2="3.796cm" draw:end-shape="id14" draw:end-glue-point="5" svg:d="M8599 3796h1801" svg:viewBox="0 0 1803 2"><text:p text:style-name="P161"><text:span text:style-name="T52">N</text:span></text:p></draw:connector><draw:connector draw:style-name="gr13" draw:text-style-name="P163" draw:type="line" svg:x1="12.1cm" svg:y1="3.096cm" svg:x2="12.051cm" svg:y2="1.596cm" draw:start-shape="id14" draw:start-glue-point="4" draw:end-shape="id15" draw:end-glue-point="6" svg:d="M12100 3096l-49-1500" svg:viewBox="0 0 51 1501"><text:p text:style-name="P161"><text:span text:style-name="T52"><text:s text:c="2"/></text:span><text:span text:style-name="T52">1</text:span></text:p></draw:connector><draw:custom-shape draw:style-name="gr14" draw:text-style-name="P162" xml:id="id17" draw:id="id17" svg:width="3.502cm" svg:height="1.5cm" svg:x="0.099cm" svg:y="6.396cm"><text:p text:style-name="P161"><text:span text:style-name="T51">Маршрут </text:span></text:p><text:p text:style-name="P161"><text:span text:style-name="T51">следования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5" draw:text-style-name="P162" xml:id="id16" draw:id="id16" svg:width="3.402cm" svg:height="1.4cm" svg:x="0.199cm" svg:y="3.496cm"><text:p text:style-name="P161"><text:span text:style-name="T51">формируе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6" draw:text-style-name="P163" draw:type="line" svg:x1="1.85cm" svg:y1="1.596cm" svg:x2="1.9cm" svg:y2="3.496cm" draw:start-shape="id12" draw:start-glue-point="6" draw:end-shape="id16" draw:end-glue-point="4" svg:d="M1850 1596l50 1900" svg:viewBox="0 0 51 1901"><text:p text:style-name="P161"><text:span text:style-name="T52">1</text:span></text:p></draw:connector><draw:connector draw:style-name="gr17" draw:text-style-name="P163" draw:type="line" svg:x1="1.856cm" svg:y1="4.895cm" svg:x2="1.85cm" svg:y2="6.396cm" draw:end-shape="id17" draw:end-glue-point="4" svg:d="M1856 4895l-6 1501" svg:viewBox="0 0 7 1503"><text:p text:style-name="P161"><text:span text:style-name="T52">N</text:span></text:p></draw:connector><draw:custom-shape draw:style-name="gr18" draw:text-style-name="P162" xml:id="id18" draw:id="id18" svg:width="3.4cm" svg:height="1.4cm" svg:x="5.2cm" svg:y="6.396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9" draw:text-style-name="P163" draw:type="line" svg:x1="3.6cm" svg:y1="7.146cm" svg:x2="5.2cm" svg:y2="7.096cm" draw:start-shape="id17" draw:start-glue-point="7" draw:end-shape="id18" draw:end-glue-point="5" svg:d="M3600 7146l1600-50" svg:viewBox="0 0 1602 51"><text:p text:style-name="P161"><text:span text:style-name="T52">1</text:span></text:p></draw:connector><draw:connector draw:style-name="gr20" draw:text-style-name="P163" draw:type="line" svg:x1="6.9cm" svg:y1="6.396cm" svg:x2="6.849cm" svg:y2="4.494cm" draw:start-shape="id18" draw:start-glue-point="4" draw:end-shape="id19" draw:end-glue-point="6" svg:d="M6900 6396l-51-1902" svg:viewBox="0 0 53 1903"><text:p text:style-name="P161"><text:span text:style-name="T52">N</text:span></text:p></draw:connector><draw:custom-shape draw:style-name="gr21" draw:text-style-name="P162" xml:id="id21" draw:id="id21" svg:width="3.5cm" svg:height="1.5cm" svg:x="0cm" svg:y="15.496cm"><text:p text:style-name="P161"><text:span text:style-name="T51">Путь</text:span></text:p><text:p text:style-name="P161"><text:span text:style-name="T51">(конечный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162" xml:id="id20" draw:id="id20" svg:width="3.4cm" svg:height="1.401cm" svg:x="0cm" svg:y="11.896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3" draw:text-style-name="P163" draw:type="line" svg:x1="1.7cm" svg:y1="13.296cm" svg:x2="1.75cm" svg:y2="15.496cm" draw:start-shape="id20" draw:start-glue-point="6" draw:end-shape="id21" draw:end-glue-point="4" svg:d="M1700 13296l50 2200" svg:viewBox="0 0 51 2201"><text:p text:style-name="P161"><text:span text:style-name="T52">1</text:span></text:p></draw:connector><draw:connector draw:style-name="gr24" draw:text-style-name="P163" draw:type="line" svg:x1="3.399cm" svg:y1="12.596cm" svg:x2="4.999cm" svg:y2="12.645cm" draw:start-shape="id20" draw:start-glue-point="7" draw:end-shape="id22" draw:end-glue-point="5" svg:d="M3399 12596l1600 49" svg:viewBox="0 0 1602 51"><text:p text:style-name="P161"><text:span text:style-name="T52">N</text:span></text:p></draw:connector><draw:custom-shape draw:style-name="gr25" draw:text-style-name="P162" xml:id="id24" draw:id="id24" svg:width="3.4cm" svg:height="1.4cm" svg:x="5.2cm" svg:y="8.996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6" draw:text-style-name="P163" draw:type="line" svg:x1="10.7cm" svg:y1="9.645cm" svg:x2="8.599cm" svg:y2="9.696cm" draw:start-shape="id23" draw:start-glue-point="5" draw:end-shape="id24" draw:end-glue-point="7" svg:d="M10700 9645l-2101 51" svg:viewBox="0 0 2103 53"><text:p text:style-name="P161"><text:span text:style-name="T52">1</text:span></text:p></draw:connector><draw:connector draw:style-name="gr27" draw:text-style-name="P163" draw:type="line" svg:x1="12.4cm" svg:y1="6.096cm" svg:x2="8.599cm" svg:y2="3.745cm" draw:start-shape="id25" draw:start-glue-point="4" draw:end-shape="id19" svg:d="M12400 6096l-3801-2351" svg:viewBox="0 0 3803 2353"><text:p text:style-name="P161"><text:span text:style-name="T52">N</text:span></text:p></draw:connector><draw:custom-shape draw:style-name="gr28" draw:text-style-name="P162" xml:id="id23" draw:id="id23" svg:width="3.5cm" svg:height="1.5cm" svg:x="10.7cm" svg:y="8.895cm"><text:p text:style-name="P161"><text:span text:style-name="T51">Рейс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162" xml:id="id25" draw:id="id25" svg:width="3.4cm" svg:height="1.4cm" svg:x="10.7cm" svg:y="6.096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0" draw:text-style-name="P163" draw:type="line" svg:x1="12.45cm" svg:y1="8.895cm" svg:x2="12.4cm" svg:y2="7.495cm" draw:start-shape="id23" draw:start-glue-point="4" draw:end-shape="id25" draw:end-glue-point="6" svg:d="M12450 8895l-50-1400" svg:viewBox="0 0 51 1402"><text:p text:style-name="P161"><text:span text:style-name="T52">1</text:span></text:p></draw:connector><draw:custom-shape draw:style-name="gr31" draw:text-style-name="P162" xml:id="id26" draw:id="id26" svg:width="3.5cm" svg:height="1.5cm" svg:x="0cm" svg:y="8.895cm"><text:p text:style-name="P161"><text:span text:style-name="T51">Временных </text:span></text:p><text:p text:style-name="P161"><text:span text:style-name="T51">интервалов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32" draw:text-style-name="P163" draw:type="line" svg:x1="5.2cm" svg:y1="9.696cm" svg:x2="3.5cm" svg:y2="9.645cm" draw:start-shape="id24" draw:start-glue-point="5" draw:end-shape="id26" draw:end-glue-point="7" svg:d="M5200 9696l-1700-51" svg:viewBox="0 0 1702 53"><text:p text:style-name="P161"><text:span text:style-name="T52">N</text:span></text:p></draw:connector><draw:custom-shape draw:style-name="gr33" draw:text-style-name="P162" xml:id="id22" draw:id="id22" svg:width="3.5cm" svg:height="1.5cm" svg:x="4.999cm" svg:y="11.896cm"><text:p text:style-name="P161"><text:span text:style-name="T51">Расписание</text:span></text:p><text:p text:style-name="P161"><text:span text:style-name="T51">маршрута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4" draw:text-style-name="P162" xml:id="id27" draw:id="id27" svg:width="3.402cm" svg:height="1.401cm" svg:x="10.799cm" svg:y="11.994cm"><text:p text:style-name="P161"><text:span text:style-name="T51">состоит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5" draw:text-style-name="P163" draw:type="line" svg:x1="8.498cm" svg:y1="12.695cm" svg:x2="10.799cm" svg:y2="12.695cm" draw:end-shape="id27" draw:end-glue-point="5" svg:d="M8498 12695h2301" svg:viewBox="0 0 2302 2"><text:p text:style-name="P161"><text:span text:style-name="T52">1</text:span></text:p></draw:connector><draw:connector draw:style-name="gr36" draw:text-style-name="P163" draw:type="line" svg:x1="12.499cm" svg:y1="11.994cm" svg:x2="12.45cm" svg:y2="10.395cm" draw:start-shape="id27" draw:start-glue-point="4" draw:end-shape="id23" draw:end-glue-point="6" svg:d="M12499 11994l-49-1599" svg:viewBox="0 0 51 1602"><text:p text:style-name="P161"><text:span text:style-name="T52">N</text:span></text:p></draw:connector></draw:g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><text:soft-page-break/>Опиш<text:span text:style-name="T39">е</text:span>м атрибуты сущностей <text:span text:style-name="T43">(в описаниях )</text:span>:</text:p>
      <table:table table:name="ОписаниеАтрибутовСущностей" table:style-name="ОписаниеАтрибутовСущностей">
        <table:table-column table:style-name="ОписаниеАтрибутовСущностей.A"/>
        <table:table-column table:style-name="ОписаниеАтрибутовСущностей.B"/>
        <table:table-column table:style-name="ОписаниеАтрибутовСущностей.C"/>
        <table:table-row>
          <table:table-cell table:style-name="ОписаниеАтрибутовСущностей.A1" office:value-type="string">
            <text:p text:style-name="P100">Название сущностей</text:p>
          </table:table-cell>
          <table:table-cell table:style-name="ОписаниеАтрибутовСущностей.A1" office:value-type="string">
            <text:p text:style-name="P102">Список атрибутов</text:p>
          </table:table-cell>
          <table:table-cell table:style-name="ОписаниеАтрибутовСущностей.C1" office:value-type="string">
            <text:p text:style-name="P117">Тип данных</text:p>
          </table:table-cell>
        </table:table-row>
        <table:table-row>
          <table:table-cell table:style-name="ОписаниеАтрибутовСущностей.A2" table:number-rows-spanned="3" office:value-type="string">
            <text:p text:style-name="P101">Город</text:p>
          </table:table-cell>
          <table:table-cell table:style-name="ОписаниеАтрибутовСущностей.A2" office:value-type="string">
            <text:p text:style-name="P103">Название</text:p>
          </table:table-cell>
          <table:table-cell table:style-name="ОписаниеАтрибутовСущностей.C2" office:value-type="string">
            <text:p text:style-name="P118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04">Список транспортных организаций</text:p>
          </table:table-cell>
          <table:table-cell table:style-name="ОписаниеАтрибутовСущностей.C2" office:value-type="string">
            <text:p text:style-name="P140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05">Координаты</text:p>
          </table:table-cell>
          <table:table-cell table:style-name="ОписаниеАтрибутовСущностей.C2" office:value-type="string">
            <text:p text:style-name="P141"><text:span text:style-name="T48">Т</text:span>очка</text:p>
          </table:table-cell>
        </table:table-row>
        <table:table-row>
          <table:table-cell table:style-name="ОписаниеАтрибутовСущностей.A2" table:number-rows-spanned="4" office:value-type="string">
            <text:p text:style-name="P106">Транспортная организация</text:p>
          </table:table-cell>
          <table:table-cell table:style-name="ОписаниеАтрибутовСущностей.A2" office:value-type="string">
            <text:p text:style-name="P107">Название</text:p>
          </table:table-cell>
          <table:table-cell table:style-name="ОписаниеАтрибутовСущностей.C2" office:value-type="string">
            <text:p text:style-name="P142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08"><text:span text:style-name="T40">Тип транспорта</text:span></text:p>
          </table:table-cell>
          <table:table-cell table:style-name="ОписаниеАтрибутовСущностей.C2" office:value-type="string">
            <text:p text:style-name="P143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08">Список маршрутов (линий)</text:p>
          </table:table-cell>
          <table:table-cell table:style-name="ОписаниеАтрибутовСущностей.C2" office:value-type="string">
            <text:p text:style-name="P144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09">Свойства <text:span text:style-name="T41">(наземный, подземный)</text:span></text:p>
          </table:table-cell>
          <table:table-cell table:style-name="ОписаниеАтрибутовСущностей.C2" office:value-type="string">
            <text:p text:style-name="P145">Строчный</text:p>
          </table:table-cell>
        </table:table-row>
        <table:table-row>
          <table:table-cell table:style-name="ОписаниеАтрибутовСущностей.A2" table:number-rows-spanned="3" office:value-type="string">
            <text:p text:style-name="P110">Остановочный пункт</text:p>
          </table:table-cell>
          <table:table-cell table:style-name="ОписаниеАтрибутовСущностей.A2" office:value-type="string">
            <text:p text:style-name="P111">Название</text:p>
          </table:table-cell>
          <table:table-cell table:style-name="ОписаниеАтрибутовСущностей.C2" office:value-type="string">
            <text:p text:style-name="P146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11">Адрес</text:p>
          </table:table-cell>
          <table:table-cell table:style-name="ОписаниеАтрибутовСущностей.C2" office:value-type="string">
            <text:p text:style-name="P146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11"><text:span text:style-name="T42">К</text:span>оординаты</text:p>
          </table:table-cell>
          <table:table-cell table:style-name="ОписаниеАтрибутовСущностей.C2" office:value-type="string">
            <text:p text:style-name="P155">Точка</text:p>
          </table:table-cell>
        </table:table-row>
        <table:table-row>
          <table:table-cell table:style-name="ОписаниеАтрибутовСущностей.A2" table:number-rows-spanned="6" office:value-type="string">
            <text:p text:style-name="P112">Справочник маршрутов (линий)</text:p>
          </table:table-cell>
          <table:table-cell table:style-name="ОписаниеАтрибутовСущностей.A2" office:value-type="string">
            <text:p text:style-name="P113">Номер линии</text:p>
          </table:table-cell>
          <table:table-cell table:style-name="ОписаниеАтрибутовСущностей.C2" office:value-type="string">
            <text:p text:style-name="P147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13">Название линии</text:p>
          </table:table-cell>
          <table:table-cell table:style-name="ОписаниеАтрибутовСущностей.C2" office:value-type="string">
            <text:p text:style-name="P148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14">Начальный пункт</text:p>
          </table:table-cell>
          <table:table-cell table:style-name="ОписаниеАтрибутовСущностей.C2" office:value-type="string">
            <text:p text:style-name="P149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14">Конеч<text:span text:style-name="T44">н</text:span>ый пункт</text:p>
          </table:table-cell>
          <table:table-cell table:style-name="ОписаниеАтрибутовСущностей.C2" office:value-type="string">
            <text:p text:style-name="P149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15">Остановочные пункты</text:p>
          </table:table-cell>
          <table:table-cell table:style-name="ОписаниеАтрибутовСущностей.C2" office:value-type="string">
            <text:p text:style-name="P150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16">Статус (активность)</text:p>
          </table:table-cell>
          <table:table-cell table:style-name="ОписаниеАтрибутовСущностей.C2" office:value-type="string">
            <text:p text:style-name="P156"><text:span text:style-name="T49">Логический</text:span></text:p>
          </table:table-cell>
        </table:table-row>
        <table:table-row>
          <table:table-cell table:style-name="ОписаниеАтрибутовСущностей.A2" table:number-rows-spanned="5" office:value-type="string">
            <text:p text:style-name="P119">Расписание маршрута</text:p>
          </table:table-cell>
          <table:table-cell table:style-name="ОписаниеАтрибутовСущностей.A2" office:value-type="string">
            <text:p text:style-name="P120">Номер линии</text:p>
          </table:table-cell>
          <table:table-cell table:style-name="ОписаниеАтрибутовСущностей.C2" office:value-type="string">
            <text:p text:style-name="P151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21">Номер рейса</text:p>
          </table:table-cell>
          <table:table-cell table:style-name="ОписаниеАтрибутовСущностей.C2" office:value-type="string">
            <text:p text:style-name="P157">Цифровой (по порядку)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32">Список временных отметок</text:p>
          </table:table-cell>
          <table:table-cell table:style-name="ОписаниеАтрибутовСущностей.C2" office:value-type="string">
            <text:p text:style-name="P158">Список (массив) <text:span text:style-name="T50">дат (дата)</text:span>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33">Сезонность</text:p>
          </table:table-cell>
          <table:table-cell table:style-name="ОписаниеАтрибутовСущностей.C2" office:value-type="string">
            <text:p text:style-name="P152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34">Временный</text:p>
          </table:table-cell>
          <table:table-cell table:style-name="ОписаниеАтрибутовСущностей.C2" office:value-type="string">
            <text:p text:style-name="P159">Логический</text:p>
          </table:table-cell>
        </table:table-row>
        <table:table-row>
          <table:table-cell table:style-name="ОписаниеАтрибутовСущностей.A2" table:number-rows-spanned="4" office:value-type="string">
            <text:p text:style-name="P135">Путь маршрута <text:span text:style-name="T47">(вых. данные)</text:span></text:p>
          </table:table-cell>
          <table:table-cell table:style-name="ОписаниеАтрибутовСущностей.A2" office:value-type="string">
            <text:p text:style-name="P136">Номер маршрута</text:p>
          </table:table-cell>
          <table:table-cell table:style-name="ОписаниеАтрибутовСущностей.C2" office:value-type="string">
            <text:p text:style-name="P153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37">Начальный пункт</text:p>
          </table:table-cell>
          <table:table-cell table:style-name="ОписаниеАтрибутовСущностей.C2" office:value-type="string">
            <text:p text:style-name="P154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38">Конечный пункт</text:p>
          </table:table-cell>
          <table:table-cell table:style-name="ОписаниеАтрибутовСущностей.C2" office:value-type="string">
            <text:p text:style-name="P154">Строчный</text:p>
          </table:table-cell>
        </table:table-row>
        <table:table-row>
          <table:covered-table-cell/>
          <table:table-cell table:style-name="ОписаниеАтрибутовСущностей.A2" office:value-type="string">
            <text:p text:style-name="P139">Время движения</text:p>
          </table:table-cell>
          <table:table-cell table:style-name="ОписаниеАтрибутовСущностей.C2" office:value-type="string">
            <text:p text:style-name="P160">Дата</text:p>
          </table:table-cell>
        </table:table-row>
      </table:table>
      <text:p text:style-name="P95"/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40:13.109000000</meta:creation-date>
    <dc:date>2014-07-24T19:19:52.879000000</dc:date>
    <meta:editing-duration>PT21H50M10S</meta:editing-duration>
    <meta:editing-cycles>356</meta:editing-cycles>
    <meta:generator>LibreOffice/4.2.5.2$Windows_x86 LibreOffice_project/6ff819b65674ae6c83f3cbab9e4a4c2b292a7a94</meta:generator>
    <meta:document-statistic meta:table-count="8" meta:image-count="0" meta:object-count="0" meta:page-count="5" meta:paragraph-count="175" meta:word-count="559" meta:character-count="4256" meta:non-whitespace-character-count="3870"/>
  </office:meta>
</office:document-meta>
</file>